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automatic-styles>
    <style:style style:name="P1" style:family="paragraph" style:parent-style-name="Standard">
      <style:paragraph-properties fo:margin-left="0cm" fo:margin-right="0cm" fo:line-height="150%" fo:text-indent="0cm" style:auto-text-indent="false"/>
      <style:text-properties fo:font-variant="normal" fo:text-transform="none" fo:color="#000000" loext:opacity="100%" fo:letter-spacing="normal" loext:padding="0cm" loext:border="none"/>
    </style:style>
    <style:style style:name="P2" style:family="paragraph" style:parent-style-name="Standard">
      <style:paragraph-properties fo:margin-left="0cm" fo:margin-right="0cm" fo:line-height="150%" fo:text-indent="0cm" style:auto-text-indent="false"/>
      <style:text-properties fo:font-variant="normal" fo:text-transform="none" fo:color="#000000" loext:opacity="100%" style:font-name="rem" fo:font-size="10.5pt" fo:letter-spacing="normal" fo:font-style="normal" fo:font-weight="normal" loext:padding="0cm" loext:border="none"/>
    </style:style>
    <style:style style:name="P3" style:family="paragraph" style:parent-style-name="Standard">
      <style:paragraph-properties fo:margin-left="0cm" fo:margin-right="0cm" fo:line-height="150%" fo:text-indent="0cm" style:auto-text-indent="false"/>
      <style:text-properties fo:font-variant="normal" fo:text-transform="none" fo:color="#000000" loext:opacity="100%" fo:letter-spacing="normal" style:font-name-complex="rem" style:font-size-complex="10.5pt" style:font-style-complex="normal" style:font-weight-complex="normal" loext:padding="0cm" loext:border="none"/>
    </style:style>
    <style:style style:name="P4" style:family="paragraph" style:parent-style-name="Standard">
      <style:paragraph-properties fo:margin-left="0cm" fo:margin-right="0cm" fo:text-indent="0cm" style:auto-text-indent="false"/>
      <style:text-properties fo:color="#000000" loext:opacity="100%"/>
    </style:style>
    <style:style style:name="P5" style:family="paragraph" style:parent-style-name="Standard">
      <style:text-properties fo:color="#000000" loext:opacity="100%"/>
    </style:style>
    <style:style style:name="T1" style:family="text">
      <style:text-properties style:font-name-complex="rem" style:font-size-complex="10.5pt" style:font-style-complex="normal" style:font-weight-complex="normal"/>
    </style:style>
    <style:style style:name="T2" style:family="text">
      <style:text-properties style:font-name="rem"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סליחה</text:span><text:span text:style-name="T2">, </text:span><text:span text:style-name="T1">זה לא מה שהזמנתי</text:span><text:span text:style-name="T2">. </text:span><text:span text:style-name="T1">אנחנו בפרק הראשון של הפודקאסט סליחה</text:span><text:span text:style-name="T2">, </text:span><text:span text:style-name="T1">זה לא מה שהזמנתי</text:span><text:span text:style-name="T2">. </text:span><text:span text:style-name="T1">אנחנו עם תל בשן</text:span><text:span text:style-name="T2">. </text:span><text:span text:style-name="T1">טל הוא מייסד בית ספר למנהיגות תודעתית ומייסד ומפתח את שיטת אימפקט</text:span><text:span text:style-name="T2">. </text:span><text:span text:style-name="T1">טל</text:span><text:span text:style-name="T2">, </text:span><text:span text:style-name="T1">היום קראת לפרק א ככה את לא יוצאת מהבית</text:span><text:span text:style-name="T2">,</text:span></text:p>
      <text:p text:style-name="P1"><text:span text:style-name="T1">נכון</text:span><text:span text:style-name="T2">? </text:span><text:span text:style-name="T1">אז בוא בוא תגיד לי על מה אנחנו הולכים לדבר בפרק הזה</text:span><text:span text:style-name="T2">.</text:span></text:p>
      <text:p text:style-name="P1"><text:span text:style-name="T1">כמה פעמים שמעת את המשפט הזה</text:span><text:span text:style-name="T2">?</text:span></text:p>
      <text:p text:style-name="P1"><text:span text:style-name="T1">המון המון המון</text:span><text:span text:style-name="T2">.</text:span></text:p>
      <text:p text:style-name="P1"><text:span text:style-name="T1">אבא שלי</text:span><text:span text:style-name="T2">, </text:span><text:span text:style-name="T1">אמא שלי</text:span><text:span text:style-name="T2">, </text:span><text:span text:style-name="T1">מכל הכיוונים תמיד</text:span><text:span text:style-name="T2">.</text:span></text:p>
      <text:p text:style-name="P1"><text:span text:style-name="T1">וזה עבד</text:span><text:span text:style-name="T2">.</text:span></text:p>
      <text:p text:style-name="P1"><text:span text:style-name="T1">נשארתי עם אותם בגדים אם זה מה שאתה שואל</text:span><text:span text:style-name="T2">.</text:span></text:p>
      <text:p text:style-name="P1"><text:span text:style-name="T1">אז אני חושב שהבעיה שזה לאף אחד זה לא עובד</text:span><text:span text:style-name="T2">. </text:span><text:span text:style-name="T1">ולמרות שזה לא עובד אנחנו ממשיכים א לעשות את המציאות הזאתי</text:span><text:span text:style-name="T2">. </text:span><text:span text:style-name="T1">יוצאת הילדה שלנו מהחדר בבוקר נגיד שהיא בת</text:span></text:p>
      <text:p text:style-name="P2">16</text:p>
      <text:p text:style-name="P1"><text:span text:style-name="T2">16 15 </text:span><text:span text:style-name="T1">הזמנים מתקצרים</text:span><text:span text:style-name="T2">. </text:span><text:span text:style-name="T1">אולי זה כבר היום </text:span><text:span text:style-name="T2">14. 13 </text:span><text:span text:style-name="T1">אה את חושכות עינייך כהורה או אבא שלה חשכו עיניו אוטומטית הפרצוף שלו מעדים והוא נובח את הנביכה הקבוהה ככה את לא יוצאת מהבית זה אבא זה אמא זה ילד שיוצא זה ילדה שיוצאת אנחנו לא מפלים פה בין מגדרים אבל דבר מאוד מעניין קורה אה אולי לא מעניין קורה מה שקרה אתמול ולצערנו יקרה גם מה שיקרה א מחר זאת אומרת זאת אומרת הילד גורם לנו באופן קבוע להרגיש את אותם הרגשות ולהתנהג את אותם התנהגויות ובאופן מדהים זה לא משפיע על המציאות</text:span><text:span text:style-name="T2">.</text:span></text:p>
      <text:p text:style-name="P3">כלומר עכשיו בחורף אני כל בוקר מתעצבנת שהבת שלי מחליטה שהיא רוצה לצאת עם חולצה קצרה אפרופו ככה את לא יוצאת מהבית זה אני כל הזמן אגיד את זה והיא כל פעם תצא עם חולצה קצרה</text:p>
      <text:p text:style-name="P1"><text:span text:style-name="T1">נכון אנחנו קוראים לדבר הזה מחזור אינפורמציה וזה לא רק שזה לא משפיע על המציאות בעצם את הפכת בשלב הזה את אני אני אבא שלך</text:span><text:span text:style-name="T2">, </text:span><text:span text:style-name="T1">אמא שלך הפכו להיות מריונטות</text:span><text:span text:style-name="T2">. </text:span><text:span text:style-name="T1">כלומר מי שקובע איך את מרגישה ומה את תגידי ואיך תתנהלי</text:span><text:span text:style-name="T2">? </text:span><text:span text:style-name="T1">זו בעצם הילדה שלך</text:span><text:span text:style-name="T2">. </text:span><text:span text:style-name="T1">היא יכולה לשבת בחדר עם החברות שלה </text:span><text:span text:style-name="T2">14 </text:span><text:span text:style-name="T1">או </text:span><text:span text:style-name="T2">15 </text:span><text:span text:style-name="T1">להגיד</text:span><text:span text:style-name="T2">, </text:span><text:span text:style-name="T1">רוצים רגע לראות איך אני שורפת לאמא שלי את כל הפיוזים ופשוט לצאת מהחדר עם חולצה שהיא שני סנטים מעל הפופיק</text:span><text:span text:style-name="T2">. </text:span><text:span text:style-name="T1">ואת לימור גמורה גמורה ואת נופלת לתבנית שהיא הייתה מדהימה והיא אתמול והילדה שלך תשחק ותחזור על החברות שלה ותגיד להם אמרתי לכם היא מנהלת גדולה היא חולשת על ארגון אדיר אבל אני כל מה שאני צריכה זה שני סנטים על הפופיק והיא גמורה</text:span><text:span text:style-name="T2">. </text:span><text:span text:style-name="T1">כלומר</text:span><text:span text:style-name="T2">, </text:span><text:span text:style-name="T1">הילדה או הילדים שלנו מפקיעים את השליטה א על הרגשות שלנו</text:span><text:span text:style-name="T2">, </text:span><text:span text:style-name="T1">על ההתנהגות שלנו ככה בלי למצמץ</text:span><text:span text:style-name="T2">. </text:span><text:span text:style-name="T1">ואנחנו כמו מריונטות מגיבים באופן קבוע</text:span><text:span text:style-name="T2">. </text:span><text:span text:style-name="T1">והסיפור הוא שאנחנו בטקס</text:span><text:span text:style-name="T2">, </text:span><text:span text:style-name="T1">זה היה אתמול</text:span><text:span text:style-name="T2">, </text:span><text:span text:style-name="T1">זה יהיה גם מחר וזה יכול להמשיך ככה שנים</text:span><text:span text:style-name="T2">. </text:span><text:span text:style-name="T1">ולא רק שזה לא משתפר</text:span><text:span text:style-name="T2">, </text:span><text:span text:style-name="T1">הרבה פעמים זה גם מחריף</text:span><text:span text:style-name="T2">.</text:span></text:p>
      <text:p text:style-name="P1"><text:span text:style-name="T1">יש לך עוד דוגמאות</text:span><text:span text:style-name="T2">? </text:span><text:span text:style-name="T1">אני מניחה שהקטע הזה של הלבוש הוא לא הוא לא היחיד שמפעיל אותנו ו שלושה ילדים תכפילי את זה בריבוע בדוגמאות זה יכול להיות כל דבר אני אלרגי לזה שהבגדים של הילדים שלי נזרקים על הרצפה במקלחת ולא בתחס על כביסה זה יכול להיות הכרש זה יכול להיות שיעורי בית ילד לא מכין שיעורי בית ילד מתחצף כל מה שמוציא ממנו תגובה אוטומטית קבוהה יכנס לתוך המשוואה הזאתי של ככה את לא יוצאת מהבית שמי שקובע מה יקרה זה הילד ואנחנו נופלים למלכודת א</text:span><text:span text:style-name="T2">, </text:span><text:span text:style-name="T1">בא לי להגיד בטיפשות גדולה</text:span><text:span text:style-name="T2">, </text:span><text:span text:style-name="T1">משמרים את אותה אסטרטגיה כי אנחנו מאמינים מתוך אמונה שאין לה שום בסיס</text:span><text:span text:style-name="T2">, </text:span><text:span text:style-name="T1">שאם הפעם נגיד את זה כמו שצריך בצורה יותר סמכותית</text:span><text:span text:style-name="T2">, </text:span><text:span text:style-name="T1">בוודאי ובוודאי שילד ישנה את ההתנהגות שלו</text:span><text:span text:style-name="T2">, </text:span><text:span text:style-name="T1">התשובה היא לא</text:span><text:span text:style-name="T2">. </text:span><text:span text:style-name="T1">פשוט זה לא יקרה</text:span><text:span text:style-name="T2">. </text:span><text:span text:style-name="T1">ואנחנו ממשיכים למחזר אינפורמציה או מה שנקרא בשפה שלנו להיות בתודעה ראקטיבית</text:span><text:span text:style-name="T2">.</text:span></text:p>
      <text:p text:style-name="P1"><text:span text:style-name="T1">אז אם כבר אתה מדבר על תודעות</text:span><text:span text:style-name="T2">, </text:span><text:span text:style-name="T1">מה זה תודעה ראקטיבית</text:span><text:span text:style-name="T2">?</text:span></text:p>
      <text:p text:style-name="P1"><text:soft-page-break/><text:span text:style-name="T1">תודעה ראקטיבית חלק ממודל שניגע בו בהמשך של שלושה מצבי תודעה</text:span><text:span text:style-name="T2">, </text:span><text:span text:style-name="T1">תודעה ראקטיבית</text:span><text:span text:style-name="T2">, </text:span><text:span text:style-name="T1">תודעה אקטיבית</text:span><text:span text:style-name="T2">, </text:span><text:span text:style-name="T1">תודעה קריאטיבית</text:span><text:span text:style-name="T2">, </text:span><text:span text:style-name="T1">שלושה מצבי תודעה שקשורים גם למצבים של מנהיגות ושליטה פנימית</text:span><text:span text:style-name="T2">. </text:span><text:span text:style-name="T1">נדבר על זה בהמשך</text:span><text:span text:style-name="T2">. </text:span><text:span text:style-name="T1">תודעה הראקטיבית יושבת מאוד נמוך במדרג הזה והיא בגדול אומרת את הדבר הבא</text:span><text:span text:style-name="T2">. </text:span><text:span text:style-name="T1">היא אומרת מה שיקבע</text:span><text:span text:style-name="T2">, </text:span><text:span text:style-name="T1">איך אתה מרגיש</text:span><text:span text:style-name="T2">, </text:span><text:span text:style-name="T1">א איך אתה פועל ומה הם תוצאות חייך</text:span><text:span text:style-name="T2">, </text:span><text:span text:style-name="T1">אלא הם האנשים והאירועים שמקיפים אותך</text:span><text:span text:style-name="T2">. </text:span><text:span text:style-name="T1">הבוקר שלי יהיה נפלא</text:span><text:span text:style-name="T2">. </text:span><text:span text:style-name="T1">אם הבת שלי תצא עם הביגוד מתחת לפופיק</text:span><text:span text:style-name="T2">, </text:span><text:span text:style-name="T1">הבוקר שלי יהיה ז אם הבגד יהיה מעל הקופיק</text:span><text:span text:style-name="T2">, </text:span><text:span text:style-name="T1">אם הבגדים יהיו זרוקים על הרצפה</text:span><text:span text:style-name="T2">, </text:span><text:span text:style-name="T1">אם הקיור יהיו מלא</text:span><text:span text:style-name="T2">, </text:span><text:span text:style-name="T1">אם הוא יתחצף או לא</text:span><text:span text:style-name="T2">, </text:span><text:span text:style-name="T1">אתה יכול להיפרד מחבריך לעבודה ויגידו לך תבלה בבית ואתה אומר כל עוד הילדה תבוא עם חולצה מתחת לפופיק</text:span><text:span text:style-name="T2">. </text:span><text:span text:style-name="T1">זאת אומרת אנחנו מפקיעים שם את הכוח והתודעה הרקטיבית היא שפוטה של המציאות שמקיפה אותנו</text:span><text:span text:style-name="T2">. </text:span><text:span text:style-name="T1">יש שמה רמת מנהיגות מאוד מאוד מאוד נמוכה</text:span><text:span text:style-name="T2">. </text:span><text:span text:style-name="T1">אנחנו יכולים להיות מנהיגים אדירים במקום העבודה וסמרטותים גדולים בבית מול הילדים שלנו</text:span><text:span text:style-name="T2">.</text:span></text:p>
      <text:p text:style-name="P1"><text:span text:style-name="T1">מה המחיר של זה מעבר לזה שאנחנו לא משיגים את את ה את זה שהם יעשו שיעורי בית</text:span><text:span text:style-name="T2">, </text:span><text:span text:style-name="T1">יתלבשו כמו שצריך</text:span><text:span text:style-name="T2">, </text:span><text:span text:style-name="T1">יעשו בדיוק את מה שאנחנו רוצים כדי שהם יהיו ילדים מושלמים בעינינו</text:span><text:span text:style-name="T2">.</text:span></text:p>
      <text:p text:style-name="P1"><text:span text:style-name="T1">תראי</text:span><text:span text:style-name="T2">, </text:span><text:span text:style-name="T1">את יכולה לדבר על מחיר</text:span><text:span text:style-name="T2">? </text:span><text:span text:style-name="T1">ובוודאי שיש מחיר</text:span><text:span text:style-name="T2">. </text:span><text:span text:style-name="T1">המחיר הוא איך מרגישה מערכת היחסים</text:span><text:span text:style-name="T2">, </text:span><text:span text:style-name="T1">המחיר הוא שאני שוחק את הכוח שלי</text:span><text:span text:style-name="T2">, </text:span><text:span text:style-name="T1">המחיר הוא שאני לא מקבל את מה שהזמנתי</text:span><text:span text:style-name="T2">, </text:span><text:span text:style-name="T1">אבל אני מעדיף לבחור במילה טרגדיה</text:span><text:span text:style-name="T2">. </text:span><text:span text:style-name="T1">א לתודעה הראקטיבית היא תודעה טרגית</text:span><text:span text:style-name="T2">. </text:span><text:span text:style-name="T1">היא תודעה טרגית כי היא כל הזמן מקבלת את המציאות</text:span><text:span text:style-name="T2">. </text:span><text:span text:style-name="T1">ממנה היא מנסה להימנע</text:span><text:span text:style-name="T2">. </text:span><text:span text:style-name="T1">וזה לא רק מחיר</text:span><text:span text:style-name="T2">, </text:span><text:span text:style-name="T1">אלא ממש אני דוהר במהירות אדירה ובפעולות שלי מקדם את הדבר שמנו אני רוצה להימנע</text:span><text:span text:style-name="T2">.</text:span></text:p>
      <text:p text:style-name="P1"><text:span text:style-name="T1">בוא תגיד את זה שוב ולאט</text:span><text:span text:style-name="T2">. </text:span><text:span text:style-name="T1">ואם אתה יכול גם לתת דוגמה</text:span><text:span text:style-name="T2">.</text:span></text:p>
      <text:p text:style-name="P1"><text:span text:style-name="T1">בוא אני אתן דוגמה</text:span><text:span text:style-name="T2">. </text:span><text:span text:style-name="T1">כשאני רואה את הילדה שלי מגיעה עם חולצה קצרה מדי</text:span><text:span text:style-name="T2">, </text:span><text:span text:style-name="T1">המינד שלי רץ לעתיד והוא אומר</text:span><text:span text:style-name="T2">, </text:span><text:span text:style-name="T1">אם היא תמשיך להתלבש ככה</text:span><text:span text:style-name="T2">, </text:span><text:span text:style-name="T1">מדובר בפרחה בהתאבות</text:span><text:span text:style-name="T2">. </text:span><text:span text:style-name="T1">ואם היא בפרחה בהתאהבות</text:span><text:span text:style-name="T2">, </text:span><text:span text:style-name="T1">אף אחד לא התייחס אליה ברצינות</text:span><text:span text:style-name="T2">. </text:span><text:span text:style-name="T1">ואם אף אחד לא התייחס אליה ברצינות</text:span><text:span text:style-name="T2">, </text:span><text:span text:style-name="T1">ורק המיניות לות בה אז גברים ינצלו אותה ואם גברים ינצלו אותה תיחשב המזרון של השכבה או של הפלוגה לא משנה מה ואתה רץ עם הדמיון שלך זה ואתה כבר רואה איך הילדה שלך גומרת ברחוב התודעה הראקטיבית אומרת העתיד הזה מאוד מאוד מאיים עליי </text:span><text:span text:style-name="T2">let react to it</text:span><text:span text:style-name="T1">ד שהוא לא יקרה למה זו טרגדיה כי בעצם מה שאני עושה זה כשהילדה שלי יוצאת מהחדר עם הפופי ככה אני אומר לה תקשיבי את בדרך להיות א הפרחה הזאתי</text:span><text:span text:style-name="T2">. </text:span><text:span text:style-name="T1">בוא נעצור את זה עכשיו לפני שזה מדרדר ומגיע שם</text:span><text:span text:style-name="T2">. </text:span><text:span text:style-name="T1">כלומר אני יוצא ברמה מאוד גדולה של וודאות שזה העתיד שמחכה לי ואני אומר בוא נעצור את הדבר הזה</text:span><text:span text:style-name="T2">. </text:span><text:span text:style-name="T1">והטרגדיה היא שכשאני מתחיל להודיע לילדה שלי שהיא הפרחה ושזה העתיד שצפוי לה אם היא תמשיך ככה</text:span><text:span text:style-name="T2">, </text:span><text:span text:style-name="T1">אני בעצם הולך ומעצים את הדבר הזה</text:span><text:span text:style-name="T2">. </text:span><text:span text:style-name="T1">אני כאילו מודיע לעולם</text:span><text:span text:style-name="T2">. </text:span><text:span text:style-name="T1">אני כאילו מאיר על פרח שהוא יפרח על פי האנרגיה שאני מאיר</text:span><text:span text:style-name="T2">. </text:span><text:span text:style-name="T1">כלומר אנחנו קורים הדבר הזה וזה אולי א נושא לפודקאסט אחר</text:span><text:span text:style-name="T2">, </text:span><text:span text:style-name="T1">אבל קוראים לדבר הזה משה מוער צומח</text:span><text:span text:style-name="T2">. </text:span><text:span text:style-name="T1">אם אני מאיר על הפרחיות והזולות של הילדה שלי</text:span><text:span text:style-name="T2">, </text:span><text:span text:style-name="T1">זה הדבר שהיא שמח</text:span><text:span text:style-name="T2">. </text:span><text:span text:style-name="T1">וזו תודעה ראקטיבית והטרגדיה שלה שהיא משכפלת את עצמה ובוראת בדיוק את הדבר המנו מנסה להימנע</text:span><text:span text:style-name="T2">.</text:span></text:p>
      <text:p text:style-name="P1"><text:span text:style-name="T1">אז איך אנחנו יוצאים מהמעגל הזה</text:span><text:span text:style-name="T2">, </text:span><text:span text:style-name="T1">מהטרגדיה הזו</text:span><text:span text:style-name="T2">?</text:span></text:p>
      <text:p text:style-name="P1"><text:span text:style-name="T1">יש פה שני עניינים</text:span><text:span text:style-name="T2">. </text:span><text:span text:style-name="T1">אחד</text:span><text:span text:style-name="T2">, </text:span><text:span text:style-name="T1">צריך להבין מה היא בכלל תודעה ראקטיבית</text:span><text:span text:style-name="T2">. </text:span><text:span text:style-name="T1">כלומר</text:span><text:span text:style-name="T2">, </text:span><text:span text:style-name="T1">יש לה מימד של פנימיות</text:span><text:span text:style-name="T2">. </text:span><text:span text:style-name="T1">דיברנו על המימד החיצוני</text:span><text:span text:style-name="T2">, </text:span><text:span text:style-name="T1">המימד הזה שמגיב למציאות</text:span><text:span text:style-name="T2">, </text:span><text:span text:style-name="T1">אבל צריך רגע לשאול מה מאיפה היא מגיעה התודעה הראקטיבית ואז מה התרופה על התודעה הראקטיבית</text:span><text:span text:style-name="T2">. </text:span><text:span text:style-name="T1">אז בוא נתחיל בראשון</text:span><text:span text:style-name="T2">. </text:span><text:span text:style-name="T1">תודעה ראקטיבית יש לה דיבור פנימי</text:span><text:span text:style-name="T2">. </text:span><text:span text:style-name="T1">אין לה באמת דיבור פנימי אבל זה אלה הכוחות שפועלים בה</text:span><text:span text:style-name="T2">. </text:span><text:span text:style-name="T1">היא אומרת את הדבר הבא</text:span><text:span text:style-name="T2">. </text:span><text:span text:style-name="T1">היא אומרת פעם מצדה נפלה</text:span><text:span text:style-name="T2">. </text:span><text:span text:style-name="T1">זה היה נורא</text:span><text:span text:style-name="T2">. </text:span><text:span text:style-name="T1">שנית מצדה לא תיפול</text:span><text:span text:style-name="T2">. </text:span><text:span text:style-name="T1">מה זה אומר</text:span><text:span text:style-name="T2">? </text:span><text:span text:style-name="T1">זה אומר שלכל אחד מאיתנו כהורים יש איזה חלק במציאות ההיסטורית שלו שהוא היה היה מאוד בעייתי אבל הוא היה מסוכן הוא היה פגיע שם היה שם </text:span><text:soft-page-break/><text:span text:style-name="T1">איזה כאב והמיינד אומר מה אני צריך לעשות התודה אומרת מה אני צריכה לעשות כדי שהדבר הזה לא ישכפל לא ישכפל את עצמו זאת אומרת למשל אם אני כילד או כילדה הרגשתי שבזים לי בגלל איך שאני מתלבשת ונראת אני נותן דוגמה פשוטה אה אני מחליטה לעשות את הכל כדי שהחוויה הזאת לא תשוכפל אצל הילדה שלי כלומר פעם מצדה נפלה</text:span><text:span text:style-name="T2">, </text:span><text:span text:style-name="T1">שנית מצדה לא תיפול</text:span><text:span text:style-name="T2">. </text:span><text:span text:style-name="T1">זה קודם כל משהו שאנחנו צריכים להבין שהוא התכלית של התודעה הראקטיבית</text:span><text:span text:style-name="T2">. </text:span><text:span text:style-name="T1">אפשר לראות את זה בהרבה מאוד מובנים</text:span><text:span text:style-name="T2">.</text:span></text:p>
      <text:p text:style-name="P1"><text:span text:style-name="T1">עכשיו</text:span><text:span text:style-name="T2">, </text:span><text:span text:style-name="T1">הילדה שלך בכלל לא יודעת שזה מה שיושב לך באחורה של של</text:span></text:p>
      <text:p text:style-name="P1"><text:span text:style-name="T1">לא</text:span><text:span text:style-name="T2">. </text:span><text:span text:style-name="T1">היא יש לה רק דבר אחד מאוד פשוט</text:span><text:span text:style-name="T2">. </text:span><text:span text:style-name="T1">היא שונת אותך</text:span><text:span text:style-name="T2">. </text:span><text:span text:style-name="T1">היא שונאת אותך כי היא התלבשת מדהים בעצב האופנה ואתה קורא לה ז</text:span><text:span text:style-name="T2">*** </text:span><text:span text:style-name="T1">ואתה לא סומך עליה ואתה שופט אותה על איך שהיא נראית</text:span><text:span text:style-name="T2">. </text:span><text:span text:style-name="T1">היא לא רואה בזה מחנך</text:span><text:span text:style-name="T2">. </text:span><text:span text:style-name="T1">זה גורם לה רק להטריס יותר</text:span><text:span text:style-name="T2">. </text:span><text:span text:style-name="T1">א היא לא מבינה מה אתה רוצה</text:span><text:span text:style-name="T2">. </text:span><text:span text:style-name="T1">אתה זורק עליה את הפחדים שלה</text:span><text:span text:style-name="T2">. </text:span><text:span text:style-name="T1">היא מרגישה חוסר כבוד ממך</text:span><text:span text:style-name="T2">. </text:span><text:span text:style-name="T1">ובעצם מה שהיא עושה כדי לשמור על העצמיות שלה היא תעשה הטרסה</text:span><text:span text:style-name="T2">. </text:span><text:span text:style-name="T1">אגב</text:span><text:span text:style-name="T2">, </text:span><text:span text:style-name="T1">היא יכולה לעשות אחת משתי פעולות</text:span><text:span text:style-name="T2">. </text:span><text:span text:style-name="T1">או למחוק את הרצונות האותנטיים שלה ולישיר קו מול ההורים</text:span><text:span text:style-name="T2">, </text:span><text:span text:style-name="T1">שזה לא עניין רצוי</text:span><text:span text:style-name="T2">. Anyway, </text:span><text:span text:style-name="T1">אנחנו רוצים שהילדים שלנו ילמדו לחיות את הרצונות שלהם</text:span><text:span text:style-name="T2">. </text:span><text:span text:style-name="T1">ב</text:span><text:span text:style-name="T2">' </text:span><text:span text:style-name="T1">או כדי לשמור על העצמיות שלה</text:span><text:span text:style-name="T2">, </text:span><text:span text:style-name="T1">היא תגדיל את הקונטרה</text:span><text:span text:style-name="T2">. </text:span><text:span text:style-name="T1">בשני המקרים אתה לא מקבל תוצאה רצויה</text:span><text:span text:style-name="T2">. </text:span><text:span text:style-name="T1">עכשיו כמובן שתהליך מסודר עסוק בלברר מה היא התודעה הראקטיבית הספציפית של ההורה</text:span><text:span text:style-name="T2">. </text:span><text:span text:style-name="T1">כלומר</text:span><text:span text:style-name="T2">, </text:span><text:span text:style-name="T1">ממה הוא בורח בעברו פעם אחת ופעם שנייה איזה עתיד הוא מנסה למנוע</text:span><text:span text:style-name="T2">. </text:span><text:span text:style-name="T1">עכשיו חייב להיות איזשהו רגע בעורות שלך שאתה רואה שהאסטרטגיה שאתה עובד בה מול הילד לא עובדת</text:span><text:span text:style-name="T2">. </text:span><text:span text:style-name="T1">כמה פעמים אתה צריך להתנפץ על איזה קיר כורה בשביל להבין שהשיטה שלך לא עובדת</text:span><text:span text:style-name="T2">? </text:span><text:span text:style-name="T1">אם אם זה היה בעבודה והיית מריץ איזה אסטרטגיה לפתור בה ווא לא הייתה עובדת שבוע שבועיים שלושה א אתה מיד משנה אסטרטגיה ואם אתה לא משנה אסטרטגיה שלושה חודשים מפטרים אותך אבל כהורים לא אתה יכול להחזיק את אותה אסטרטגיה ואותה התנהגות שני אבל זה לא עובד</text:span></text:p>
      <text:p text:style-name="P3">כן כי אני בעצם משליכה את זה שזה לא עובד כי הילד שלי צריך להשתנות לא כי אני צריכה עכשיו לעשות על עצמי איזשהיא עבודה</text:p>
      <text:p text:style-name="P1"><text:span text:style-name="T1">לא רק זה אני גם בטוח שאני צודק אני משוכנע שככה אלה לא צריך להתלבש ואני אומר המשימה שלי היא ליישר את הילד שלי לאעה שיש לי בראש אני לא מבין שאני מנסה למנוע עתיד רגשי לא רצוי או מציאות לרצו</text:span><text:span text:style-name="T2">. </text:span><text:span text:style-name="T1">אני לא מבין שאני מגיע מאיזשהו פחד בפנימיות שלי</text:span><text:span text:style-name="T2">. </text:span><text:span text:style-name="T1">אני משוכנע שהאחריות ההורית שלי היא להלביש את הילדה שלי בצורה אחרת</text:span><text:span text:style-name="T2">. </text:span><text:span text:style-name="T1">יש שאלה אחת שאני לא שואל</text:span></text:p>
      <text:p text:style-name="P3">שהיא</text:p>
      <text:p text:style-name="P1"><text:span text:style-name="T1">איזה ילדה אני רוצה ליצור</text:span><text:span text:style-name="T2">, </text:span><text:span text:style-name="T1">לא איזה ילדה אני רוצה למנוע</text:span><text:span text:style-name="T2">?</text:span></text:p>
      <text:p text:style-name="P1"><text:span text:style-name="T1">אוקיי</text:span><text:span text:style-name="T2">. </text:span><text:span text:style-name="T1">לבוא מהמקום החיובי ולא מהמקום השלילי</text:span><text:span text:style-name="T2">.</text:span></text:p>
      <text:p text:style-name="P1"><text:span text:style-name="T1">זה לא כל כך עניין</text:span><text:span text:style-name="T2">. </text:span><text:span text:style-name="T1">כן</text:span><text:span text:style-name="T2">. </text:span><text:span text:style-name="T1">את יודעת מה</text:span><text:span text:style-name="T2">? </text:span><text:span text:style-name="T1">אפשר לקרוא לזה חיובי ושלילי</text:span><text:span text:style-name="T2">. </text:span><text:span text:style-name="T1">אבל אם זרקנו מקודם מונח שאומר שמשהו מואר צומח ובחלק הראשון אני מאיר את הפרחיות של הילדה שלי</text:span><text:span text:style-name="T2">, </text:span><text:span text:style-name="T1">את העתיד הזה שבו היא נהית א לא יודע</text:span><text:span text:style-name="T2">, </text:span><text:span text:style-name="T1">לא יודע אם זה מילים שמתאימות לפודקאסט</text:span><text:span text:style-name="T2">, </text:span><text:span text:style-name="T1">אבל אני מדמיין את השרילה הזאת ביני ארוכים ואני עוסק בלמנוע את זה</text:span><text:span text:style-name="T2">. </text:span><text:span text:style-name="T1">זה מסר מאוד מאוד בעייתי</text:span><text:span text:style-name="T2">. </text:span><text:span text:style-name="T1">אני אומר לה</text:span><text:span text:style-name="T2">, </text:span><text:span text:style-name="T1">אם אני לא אשים לך גבול</text:span><text:span text:style-name="T2">, </text:span><text:span text:style-name="T1">ברור שאת תהי ש</text:span><text:span text:style-name="T2">*****. </text:span><text:span text:style-name="T1">איזה איזה הוויה עוברת לילדה שלי</text:span><text:span text:style-name="T2">? </text:span><text:span text:style-name="T1">כאשר השאלה שלי האמיתית צריכה להיות איזה ילדה</text:span><text:span text:style-name="T2">, </text:span><text:span text:style-name="T1">איזה השפעה הייתי רוצה לייצר</text:span><text:span text:style-name="T2">, </text:span><text:span text:style-name="T1">איזה תוצאה אני רוצה לקבל</text:span><text:span text:style-name="T2">. </text:span><text:span text:style-name="T1">אם נלך למודל שבהמשך נציג אותו של שלושה מצבי תודעה</text:span><text:span text:style-name="T2">. </text:span><text:span text:style-name="T1">אמרנו שאמפקט עובדת עם שלושה מצבי תודעה וקורכת אותם עם שלושה מצבי מנהיגות</text:span><text:span text:style-name="T2">. </text:span><text:span text:style-name="T1">אמרנו שישנה תודעה ראקטיבית</text:span><text:span text:style-name="T2">. </text:span><text:span text:style-name="T1">היום התחלנו להסביר אותה</text:span><text:span text:style-name="T2">. </text:span><text:span text:style-name="T1">אמרנו זו התודעה שמגיבה כל הזמן</text:span><text:span text:style-name="T2">. </text:span><text:span text:style-name="T1">הם </text:span><text:span text:style-name="T2">reacting to reality. </text:span><text:span text:style-name="T1">העולם מנהל אותי</text:span><text:span text:style-name="T2">. </text:span><text:span text:style-name="T1">יש גם עוד תודעות אחרות</text:span><text:span text:style-name="T2">. </text:span><text:span text:style-name="T1">תודעה אקטיבית היא בוחרת בחופשיות נסביר בהמשך</text:span><text:span text:style-name="T2">. </text:span><text:span text:style-name="T1">ותודעה קריאטיבית שיוצרת את מה שאני רוצה</text:span><text:span text:style-name="T2">. </text:span><text:span text:style-name="T1">בעצם פה גם בלי להיכנס ל הקורה יש לנו הזדמנות לעבור מתודעה </text:span><text:span text:style-name="T2">rect</text:span><text:span text:style-name="T1">טיבית </text:span><text:span text:style-name="T2">react</text:span><text:span text:style-name="T1">ט</text:span><text:span text:style-name="T2">ing </text:span><text:span text:style-name="T1">לתודעה </text:span><text:soft-page-break/><text:span text:style-name="T1">קריאטיבית תודעה הראקטיבית עסוקה בלמנוע עתיד לא רצוי למנוע את השרילה מתעברה אסטרטגיה כושלת ואנחנו חייבים מתי שהוא לעצור תודעה פרואקטיבית או קריאטיבית שואלת איזה ילדה הייתי רוצה אני יודע שזה נשמע מאוד פתרוני לייצר לברוא איזה השפעה הייתי מעוניין לייצר הייתי רוצה לייצר ילדה שמכבדת את עצמה</text:span><text:span text:style-name="T2">. </text:span><text:span text:style-name="T1">אוקיי</text:span><text:span text:style-name="T2">? </text:span><text:span text:style-name="T1">האם הדרך לייצר ילדה שמכבדת את עצמה זה להגיד לה ככה כמו פריך את לא יוצאת מהבית</text:span><text:span text:style-name="T2">?</text:span></text:p>
      <text:p text:style-name="P3">זה בעצם לא לכבד אותה ואת הבחירות שלה של איך שהיא רוצה להתלבש</text:p>
      <text:p text:style-name="P1"><text:span text:style-name="T1">למשל או לתת לה לדבר איתה על רעיונות שעוסקים בכבוד</text:span><text:span text:style-name="T2">, </text:span><text:span text:style-name="T1">להפגין כבוד</text:span><text:span text:style-name="T2">, </text:span><text:span text:style-name="T1">לדבר בשפה של כבוד</text:span><text:span text:style-name="T2">, </text:span><text:span text:style-name="T1">לשאול אותה איזה תדמית היא הייתה רוצה לייצר</text:span><text:span text:style-name="T2">. </text:span><text:span text:style-name="T1">אוקיי</text:span><text:span text:style-name="T2">? </text:span><text:span text:style-name="T1">אלה מקומות שיכולים לעניין אותה</text:span><text:span text:style-name="T2">. </text:span><text:span text:style-name="T1">למשל</text:span><text:span text:style-name="T2">, </text:span><text:span text:style-name="T1">אם אני רוצה לייצר ילדה שיכבדו אותה א ושיסתכלו על האיכויות שלה ולא תקדם את עצמה דרך הפופיק</text:span><text:span text:style-name="T2">, </text:span><text:span text:style-name="T1">אז אני צריך לשאול את עצמי כורה</text:span><text:span text:style-name="T2">, </text:span><text:span text:style-name="T1">איך מגדלים ילדה שיודעת לשים גבולות</text:span><text:span text:style-name="T2">, </text:span><text:span text:style-name="T1">שנותנת ריספרק עמוק לפנימיות שלה</text:span><text:span text:style-name="T2">, </text:span><text:span text:style-name="T1">שמכבדת את עצמה על מה שהיא וזה כלים אחרים ואולי הפוכים מלהגיד לה ככה את לא יוצאת מהבית</text:span><text:span text:style-name="T2">. </text:span><text:span text:style-name="T1">אבל זה עדיין מפעיל אותי</text:span><text:span text:style-name="T2">. </text:span><text:span text:style-name="T1">אנחנו עדיין בתודעה הראקטיבית</text:span><text:span text:style-name="T2">, </text:span><text:span text:style-name="T1">בבסיס של אנחנו לא מבינים איזה עתיד אנחנו רוצים לברור</text:span><text:span text:style-name="T2">. </text:span><text:span text:style-name="T1">אנחנו לא מבינים שזה יושב אצלנו על ילדות</text:span><text:span text:style-name="T2">,</text:span></text:p>
      <text:p text:style-name="P1"><text:span text:style-name="T1">נכון</text:span><text:span text:style-name="T2">?</text:span></text:p>
      <text:p text:style-name="P1"><text:span text:style-name="T1">א זה אתה מתאר את זה כמשהו שהוא מאוד פשוט לעשייה ולהבנה</text:span><text:span text:style-name="T2">, </text:span><text:span text:style-name="T1">אבל בעצם אנחנו בכלל לא מדמיינים שזה מה שעובר עלינו</text:span><text:span text:style-name="T2">. </text:span><text:span text:style-name="T1">מה השלב הראשון שאנחנו צריכים כהורים לעשות כשאנחנו רואים שהתנהגות שלנו שחוזרת על עצמה מביאה לזה שהילד בדיוק מגיב את אותו דבר ואפילו גרוע יותר</text:span><text:span text:style-name="T2">?</text:span></text:p>
      <text:p text:style-name="P1"><text:span text:style-name="T1">השאלה הפשוטה היא ממה אנחנו מפחדים</text:span><text:span text:style-name="T2">? </text:span><text:span text:style-name="T1">ממה אנחנו מפחדים</text:span><text:span text:style-name="T2">? </text:span><text:span text:style-name="T1">ומאיזה כאב אנחנו מנסים אה לברוח</text:span><text:span text:style-name="T2">. </text:span><text:span text:style-name="T1">מי שלא עונה על אחת משתי השאלות האלה או שתיהם אה</text:span></text:p>
      <text:p text:style-name="P1"><text:span text:style-name="T1">לא יכול לעבור את הדרך</text:span><text:span text:style-name="T2">.</text:span></text:p>
      <text:p text:style-name="P1"><text:span text:style-name="T1">לא יכול לעבור את הדרך</text:span><text:span text:style-name="T2">. </text:span><text:span text:style-name="T1">בוא ניתן דוגמה אחרת</text:span><text:span text:style-name="T2">. </text:span><text:span text:style-name="T1">נגיד שיש לי ילד שהוא א מאוד מאוד שורירי וזה מטריף אותי שכל פעם הוא קורס אל תוך עצמו ומילל וקורבני וחלש</text:span><text:span text:style-name="T2">. </text:span><text:span text:style-name="T1">ואני כל פעם אומר לו תפסיק להיות כזה חלש</text:span><text:span text:style-name="T2">, </text:span><text:span text:style-name="T1">אי אפשר לעשות מכל דבר סיפור</text:span><text:span text:style-name="T2">, </text:span><text:span text:style-name="T1">תתבגר כבר</text:span><text:span text:style-name="T2">, </text:span><text:span text:style-name="T1">אין לי סבלנות להכיל אותו בכל פעם שהוא נופל ככה אני מפתח כעס</text:span><text:span text:style-name="T2">, </text:span><text:span text:style-name="T1">אפילו סלידה ואני מנסה </text:span><text:span text:style-name="T2">to man up</text:span><text:span text:style-name="T1">פ</text:span><text:span text:style-name="T2">, </text:span><text:span text:style-name="T1">להפוך אותו לגבר או להפוך אותו לאישה עוצמתית</text:span><text:span text:style-name="T2">. </text:span><text:span text:style-name="T1">אחלה</text:span><text:span text:style-name="T2">, </text:span><text:span text:style-name="T1">זה רעיון נהדר</text:span><text:span text:style-name="T2">, </text:span><text:span text:style-name="T1">אבל בכל פעם שאני ראקטיבי</text:span><text:span text:style-name="T2">, </text:span><text:span text:style-name="T1">וראקטיבי זה אומר ששולטים בי רגשות שליליים</text:span><text:span text:style-name="T2">, </text:span><text:span text:style-name="T1">כעס</text:span><text:span text:style-name="T2">, </text:span><text:span text:style-name="T1">אה אה היא שקט</text:span><text:span text:style-name="T2">, </text:span><text:span text:style-name="T1">סלידה</text:span><text:span text:style-name="T2">, </text:span><text:span text:style-name="T1">שנאה אפילו כלפי התנהגות מסוימת</text:span><text:span text:style-name="T2">. </text:span><text:span text:style-name="T1">אני חייב להבין שמתרחשת רקציה</text:span><text:span text:style-name="T2">, </text:span><text:span text:style-name="T1">שהתודעה שלי היא ראקטיבית</text:span><text:span text:style-name="T2">, </text:span><text:span text:style-name="T1">שהיא קודם כל עסוקה בלמנוע איזשהי שכפול של חוויה פנימית היסטורית</text:span><text:span text:style-name="T2">. </text:span><text:span text:style-name="T1">בוא ניתן דוגמה</text:span><text:span text:style-name="T2">. </text:span><text:span text:style-name="T1">אם כרגע זו אמא שמתפוצצת על הילד שלה</text:span><text:span text:style-name="T2">, </text:span><text:span text:style-name="T1">כי הוא חסר אונים</text:span><text:span text:style-name="T2">, </text:span><text:span text:style-name="T1">מאוד יכול להיות שהחוויה ההיסטורית מנסה</text:span><text:span text:style-name="T2">, </text:span><text:span text:style-name="T1">ממנה היא מנסה להימנע</text:span><text:span text:style-name="T2">. </text:span><text:span text:style-name="T1">מה שקראנו לו המצדה הזו שנפלה לפני כמה דקות היא חוויה היסטורית עמוקה וקשה של חוסר עונים בתוך הילדות שלה שהמיין שלה אמר שנית מצדה לא תיפול החוויה הזאת של חוסר העונים מול מי שפגע בי מול מי שלקח לי את העצמאות אפשר להפליק פה לדמיונות מאוד לא נעימים בדבר הזה א זו חוויה בלתי אפשרית עבורה ולכן בכל פעם שהיא רואה את הילד שלה מתנהג ככה מיד היא חווה את החוויה הזו בפנימיות מכיוון שהחוויה הזו בפנימיות היא מצדה בלתי נז בלת היא תעשה הכל כדי לא לחוות אותה והיא תעשה הכל גם כדי שהילד שלה לא יחווה אותה ולכן היא תוקפת את התכונה וההתנהגות הזו אצל הילד היא תוקפת את התכונה הזאתי כי היא אומרת אם אתה היא אומרת את זה פעמיים גם כי החוויה הפנימית שלה היא בלתי נסבלת וגם כי התודעה הראקטיבית שלה רצה לעתיד הלא רצוי ואומרת אם הילד שלי ימשיך להיות כזה חסרונים יפגעו גם בו כפי שפגעו בי אז התודעה הרקטיבית עובדת פעמיים</text:span><text:span text:style-name="T2">. </text:span><text:span text:style-name="T1">היא אומרת פעם מצדה נפלה</text:span><text:span text:style-name="T2">. </text:span><text:span text:style-name="T1">זו המצדה הפרטית שלי</text:span><text:span text:style-name="T2">. </text:span><text:span text:style-name="T1">זו חוויה בלתי נסבלת עבורי</text:span><text:span text:style-name="T2">. </text:span><text:span text:style-name="T1">שנית מצדה לא תיפול</text:span><text:span text:style-name="T2">. </text:span><text:span text:style-name="T1">לא עבורי ובטח שלא עבור על הילד שלי</text:span><text:span text:style-name="T2">. </text:span><text:span text:style-name="T1">אז תתאפס על עצמך תכפו מיד</text:span><text:span text:style-name="T2">.</text:span></text:p>
      <text:p text:style-name="P1"><text:soft-page-break/><text:span text:style-name="T1">בעיניך</text:span><text:span text:style-name="T2">. </text:span><text:span text:style-name="T1">א גם אם אני עוצרת רגע וחושבת רק על אחת משתי השאלות</text:span><text:span text:style-name="T2">, </text:span><text:span text:style-name="T1">למשל איזה עתיד לא רצוי אני רוצה למנוע ולא מסתכלת על עצמי פנימה</text:span><text:span text:style-name="T2">, </text:span><text:span text:style-name="T1">ממה אני פועלת</text:span><text:span text:style-name="T2">, </text:span><text:span text:style-name="T1">זה יכול לעבוד</text:span><text:span text:style-name="T2">? </text:span><text:span text:style-name="T1">או שאני חייבת את שתי השאלות האלה לשאול את עצמי</text:span><text:span text:style-name="T2">.</text:span></text:p>
      <text:p text:style-name="P1"><text:span text:style-name="T1">קודם כל אני אומר כל הצירה היא מבורכת</text:span><text:span text:style-name="T2">. </text:span><text:span text:style-name="T1">אני הייתי עובד ככה אם יש לי טקס בחיים מול אחד הילדים שקוראים בו שני דברים אחד אני מאבד את השקט הנפשי שלי באופן קבוע על אותם הדברים הייתי יוצר לשאול שאלה ופעם שנייה אם אני לא מצליח להשיג תוצאות שונות מול הילד הייתי יוצר לשאול שאלה ופה הייתי עושה עבודה באחד משני ממדים כמובן שהעבודה העמוקה היא לשאול מה בעצם מאיים עליי מאיזה עתיד אני מנסה לברוח כלומר מאיזה פחד או כאב שלי אני מנסה לברוח שזו השלכה על הילד ופעם שנייה איזה עתיד אני מנסה למנוע א מהילד הרבה פעמים כשאני פוגש הורים שנלחמים הם מרגישים שיש להם ילד </text:span><text:span text:style-name="T2">out</text:span><text:span text:style-name="T1">טל א לא ממושמע אני אומר למה זה הוא לא ממושמע לא עושה שיעורים הוא עושה מה שבא לור טהטה וכשאני הולך איתם על התודעה הראקטיבית שלהם איזה תמונת עתיד הם רואים שתתרחש לילד הם רואים את הילד זרוק בשוחן בלי שיניים שהיו את הכליה ומכרו אותה כ הוא לא עשה שיעורים אבל כשאנחנו מתבוננים על הילד באופן נטרלי מכניסים אותו לאיזה אקסלזה ערך מוחלט אנחנו מגלים ילד חכם אינטליגנטי שהולך נגד הזרם עושה מה שהוא רוצה מנהיג חברתי וההורה עומד מולו ורואה את הילד בשוחה ו ותוקף את הילד על זה שהוא כן הוא לא מכין שיעורים כי אם הוא לא הכין שיעורים הוא גמור בשוחה הילד מנהיג חכם אינטליגנטי כריזמטי נאמן לעצמו ומסוגל לעמוד מול אבא שלו</text:span><text:span text:style-name="T2">. </text:span><text:span text:style-name="T1">זה ילד שבוודאות יצליח</text:span><text:span text:style-name="T2">. </text:span><text:span text:style-name="T1">אני שואל את ההורה הזה</text:span><text:span text:style-name="T2">, </text:span><text:span text:style-name="T1">תגיד לי כשאנחנו מסתכלים עכשיו על הילד הזה</text:span><text:span text:style-name="T2">, </text:span><text:span text:style-name="T1">מה הסיכוי שהוא לא יצליח בחיים</text:span><text:span text:style-name="T2">? </text:span><text:span text:style-name="T1">הוא אומר לי </text:span><text:span text:style-name="T2">0.03. </text:span><text:span text:style-name="T1">אני אומר לו</text:span><text:span text:style-name="T2">, </text:span><text:span text:style-name="T1">כמה אנרגיה אתה משקיע בשיעור</text:span><text:span text:style-name="T2">? </text:span><text:span text:style-name="T1">אומר לי</text:span><text:span text:style-name="T2">, 97% </text:span><text:span text:style-name="T1">מהזמן אני פוצץ על הדברים האלה</text:span><text:span text:style-name="T2">. </text:span><text:span text:style-name="T1">אז אפילו מהלך כזה של לעצור ולראות מה אני מנסה למנוע ואיפה זה באמת עומד מאוד</text:span><text:span text:style-name="T2">. </text:span><text:span text:style-name="T1">מה הסיכוי שהילדה שלך תצא ש</text:span><text:span text:style-name="T2">*****? </text:span><text:span text:style-name="T1">תסתכל עליה רגע</text:span><text:span text:style-name="T2">, </text:span><text:span text:style-name="T1">תסתכל</text:span><text:span text:style-name="T2">, </text:span><text:span text:style-name="T1">תעצור ותסתכל עליה</text:span><text:span text:style-name="T2">. </text:span><text:span text:style-name="T1">מה הסיכוי עם שני הורים כאלה בסביבה כזו</text:span><text:span text:style-name="T2">, </text:span><text:span text:style-name="T1">בתרבות כזו</text:span><text:span text:style-name="T2">, </text:span><text:span text:style-name="T1">עם החינוך שלך עם הפנימיות שכבר יש לה</text:span><text:span text:style-name="T2">. </text:span><text:span text:style-name="T1">מה הסיכוי</text:span><text:span text:style-name="T2">? 0.03. </text:span><text:span text:style-name="T1">על מה אתה משקיע כל כך אנרגיה</text:span><text:span text:style-name="T2">? </text:span><text:span text:style-name="T1">אני משקיע כל כך הרבה אנרגיה כי יש לי פחד שהוא שלי ואני לא מוכן שהמצוד הזאת תשוכפל על הילד שלי</text:span><text:span text:style-name="T2">. </text:span><text:span text:style-name="T1">אז אני נלחם בילד כדי שלא יקרה לו מה שאני מנסה לברוח</text:span><text:span text:style-name="T2">. </text:span><text:span text:style-name="T1">עברו </text:span><text:span text:style-name="T2">30 </text:span><text:span text:style-name="T1">שנה</text:span><text:span text:style-name="T2">, 40 </text:span><text:span text:style-name="T1">שנה</text:span><text:span text:style-name="T2">, 50 </text:span><text:span text:style-name="T1">שנה</text:span><text:span text:style-name="T2">. </text:span><text:span text:style-name="T1">אני עדיין בורח ממצדה</text:span><text:span text:style-name="T2">. </text:span><text:span text:style-name="T1">אין מצד</text:span><text:span text:style-name="T2">, </text:span><text:span text:style-name="T1">אין ילד</text:span><text:span text:style-name="T2">.</text:span></text:p>
      <text:p text:style-name="P1"><text:span text:style-name="T1">הילד בכלל לא מכיר את המצדה שלך</text:span><text:span text:style-name="T2">. </text:span><text:span text:style-name="T1">הוא לא בסיפור הזה</text:span><text:span text:style-name="T2">. </text:span><text:span text:style-name="T1">הוא לא בלופ הזה</text:span><text:span text:style-name="T2">. </text:span><text:span text:style-name="T1">ופה באה הטרגדיה כי אני זורק עליו סיפור לא רלוונטי</text:span><text:span text:style-name="T2">. </text:span><text:span text:style-name="T1">ואמרנו שהטרגדיה של התודעה הראקטיבית זה שהיא בוראת בדיוק את המציאות ממנה היא מנסה להימנע כי אם אני אומר לילד שלי שאם הוא לא יעשה שיעורי בית לא יצא ממנו כלום זאת בסוף אמונה שהילד ינחס לעצמו ואני בעצם רוצה לעשות את קולו הפול הזאת כדי שיצא ממנו משהו אבל מה שמנה אותי זה הפחד שלא יצא ממנו כלום ואני כאילו מודיע לו את זה כל הזמן אם לא תה עושה שיעורי בית ולא תקשיב לא יוצא ממני ממך כלום תודה קריאטיבית פרואקטיבית שואלת מה צריך ילד כל ילד כדי להצליח בחיים</text:span><text:span text:style-name="T2">. </text:span><text:span text:style-name="T1">ניתן להגיד תשובה</text:span><text:span text:style-name="T2">. </text:span><text:span text:style-name="T1">ילד</text:span><text:span text:style-name="T2">, </text:span><text:span text:style-name="T1">ילד</text:span><text:span text:style-name="T2">, </text:span><text:span text:style-name="T1">כל ילד צריך לדעת מה הוא רוצה</text:span><text:span text:style-name="T2">. </text:span><text:span text:style-name="T1">צריך להיות נאמן לרצונות שלו</text:span><text:span text:style-name="T2">. </text:span><text:span text:style-name="T1">הוא צריך לקבל את עצמו ללא תנאי</text:span><text:span text:style-name="T2">. </text:span><text:span text:style-name="T1">הוא צריך לחוש תחושת מסוגלות</text:span><text:span text:style-name="T2">. </text:span><text:span text:style-name="T1">נגיד אפילו את הרעיון של תחושת מסוגלות</text:span><text:span text:style-name="T2">. </text:span><text:span text:style-name="T1">אף ילד לא יכול להצליח כבוגר אם אין לו תחושת מסוגלות עמוקה</text:span><text:span text:style-name="T2">. </text:span><text:span text:style-name="T1">מסכימה</text:span></text:p>
      <text:p text:style-name="P1"><text:span text:style-name="T1">לגמרי</text:span><text:span text:style-name="T2">.</text:span></text:p>
      <text:p text:style-name="P1"><text:span text:style-name="T1">ואם אני בא ואומר לו אם לא תעשה שיעורים לא יצא ממך כלום בחיים אז אני סותר ב</text:span><text:span text:style-name="T2">-100% </text:span><text:span text:style-name="T1">את קונספט</text:span><text:span text:style-name="T2">. </text:span><text:span text:style-name="T1">המסוגלות תודעה קריאטיבית מגיבה ולצערי בורט את מה שהיא מנסה למנוע הורה שרוצה לעשות תודעה פרואקטיבית צריך לשאול את עצמו במרחות כברות ומחופלות איזה ילד אני רוצה לברוא כלומר איזה תמונת עתיד הייתי רוצה לקבל ומה נדרש ממני כהורה כדי לקבל אותו לא איזה תמונת עתיד אני רוצה למנוע אז אם אני חוזר לשאלה שלך תמיד שני מישורים ותמיד עדיף בכולם כמובן שהנקודה עמוקה היא לברר מה הוא הפחד ממנו אני מנסה למנוע פחד הוא הכאב שאני אבין שבעצם אני זורק עלי ליד שלי את הפחדים שלי זו עבודת עומק הרבה </text:span><text:soft-page-break/><text:span text:style-name="T1">פעמים קשה לעשות אותה לבד אוקיי גם כשאנחנו אומרים את זה בסדנאות לאנשים תקשיבו זה יש פה שורש שאם לא תברר אותו לא תוכל לשנות את התבנית כי זה חיוט אנחנו מקבלים קונטרה לוקח זמן לקבל את הרעיון הזה וגם לגלות את השורש יחד עם זאת במקביל וגם בלי לעשות את הדבר הזה אפשר רגע לעצור ולהגיד אני מופעל רגשית כל יום</text:span><text:span text:style-name="T2">, </text:span><text:span text:style-name="T1">יש פה תודעה ראקטיבית</text:span><text:span text:style-name="T2">. </text:span><text:span text:style-name="T1">הפעולה שאני עושה לא מביאה תוצאה</text:span><text:span text:style-name="T2">. </text:span><text:span text:style-name="T1">יש פה אסטרטגיה לקויה שנשענת על תודעה ראקטיבית</text:span><text:span text:style-name="T2">. </text:span><text:span text:style-name="T1">אז במקום לשאול את עצמי מה התוצאה שאני רוצה למנוע</text:span><text:span text:style-name="T2">, </text:span><text:span text:style-name="T1">שאל את עצמך שאלה ניהולית</text:span><text:span text:style-name="T2">. </text:span><text:span text:style-name="T1">איזה תוצאה אני רוצה לקבל</text:span><text:span text:style-name="T2">? </text:span><text:span text:style-name="T1">מה יחשב הצלחה</text:span><text:span text:style-name="T2">? </text:span><text:span text:style-name="T1">ואז תשאל את עצמך מה התפקיד שלי כהורה</text:span><text:span text:style-name="T2">.</text:span></text:p>
      <text:p text:style-name="P1"><text:span text:style-name="T1">עכשיו</text:span><text:span text:style-name="T2">, </text:span><text:span text:style-name="T1">בכל התהליך הזה בעצם שאנחנו עוברים</text:span><text:span text:style-name="T2">, </text:span><text:span text:style-name="T1">אנחנו משחררים את הילד מה דבר הזה</text:span><text:span text:style-name="T2">. </text:span><text:span text:style-name="T1">זאת אומרת</text:span><text:span text:style-name="T2">, </text:span><text:span text:style-name="T1">אנחנו לא אומרים זה ילד שאוהב להתלבש ככה</text:span><text:span text:style-name="T2">, </text:span><text:span text:style-name="T1">זה ילדה שלא אוהבת להכין שיעורי בית</text:span><text:span text:style-name="T2">. </text:span><text:span text:style-name="T1">מבחינתנו הילד לא קיים כרגע בכל העבודה העצמית שאנחנו עושים</text:span><text:span text:style-name="T2">. </text:span><text:span text:style-name="T1">אנחנו מסתכלים רק עלינו ומה אנחנו גורמים ומה אנחנו בוראים</text:span><text:span text:style-name="T2">.</text:span></text:p>
      <text:p text:style-name="P1"><text:span text:style-name="T1">נכון</text:span><text:span text:style-name="T2">? </text:span><text:span text:style-name="T1">כי כי האמת שאנחנו בכלל לא מסתכלים על הילד גם כשאנחנו מגיבים</text:span><text:span text:style-name="T2">. </text:span><text:span text:style-name="T1">אנחנו מסתכלים או על העבר שלנו או על העתיד שאנחנו רוצים למנוע</text:span><text:span text:style-name="T2">. It is not about the </text:span><text:span text:style-name="T1">ילד</text:span><text:span text:style-name="T2">. </text:span><text:span text:style-name="T1">זה ניסוח א מופלא</text:span><text:span text:style-name="T2">. </text:span><text:span text:style-name="T1">אנחנו אומרים שהאתגר הכי גדול או אחד האתגרים הכי גדולים כהורה זה לדעת איפה אני נגמר ואיפה הילד שלי מתחיל כשאני מנהל מערכת יחסים א הורית חינוכית אה שמה שמכתיב את הפעולות שלה זה למנוע ממני את מה שקרה לי ולמנוע מהילד עתיד א מבעית שהסיכוי שלו בכלל להתרחש הוא מאוד מאוד נמוך איפה הילד בתוך התמונה הזאתי אין ילד בתמונה</text:span></text:p>
      <text:p text:style-name="P3">אין ילד</text:p>
      <text:p text:style-name="P1"><text:span text:style-name="T1">אין ילד בתמונה ואנחנו צדקנים ובטוחים בדרך שלנו ולהתים ויקדים אש ובופרית עם איזה אג</text:span><text:span text:style-name="T2">'</text:span><text:span text:style-name="T1">נדה של ככה לא יוצאים מהבית</text:span><text:span text:style-name="T2">. </text:span><text:span text:style-name="T1">למה</text:span><text:span text:style-name="T2">?</text:span></text:p>
      <text:p text:style-name="P1"><text:span text:style-name="T1">עכשיו גם את התיקון שלנו בעצם אנחנו תכף נתחיל לדבר על איך אנחנו מתקנים על זה</text:span><text:span text:style-name="T2">. </text:span><text:span text:style-name="T1">גם את התיקון שלנו אנחנו עושים בלי הילד</text:span><text:span text:style-name="T2">.</text:span></text:p>
      <text:p text:style-name="P1"><text:span text:style-name="T1">כן</text:span><text:span text:style-name="T2">. </text:span><text:span text:style-name="T1">תראי גם פה יש שני מהלכים</text:span><text:span text:style-name="T2">. </text:span><text:span text:style-name="T1">התיקון המורכב</text:span><text:span text:style-name="T2">, </text:span><text:span text:style-name="T1">לא שמשהו מקולקל</text:span><text:span text:style-name="T2">, </text:span><text:span text:style-name="T1">אבל השינוי של הכיוון עוסק רגע ב להבין ממה אנחנו בורחים</text:span><text:span text:style-name="T2">. </text:span><text:span text:style-name="T1">למשל</text:span><text:span text:style-name="T2">, </text:span><text:span text:style-name="T1">כמו בדוגמה הקודמת שנתנו</text:span><text:span text:style-name="T2">, </text:span><text:span text:style-name="T1">שיש אם שחוסר העונים של הילד שלה מאוד מאוד קשה לה במקום להיות שם עברו וללמד אותו איך לצאת משמה</text:span><text:span text:style-name="T2">, </text:span><text:span text:style-name="T1">היא תוקפת אותו</text:span><text:span text:style-name="T2">. </text:span><text:span text:style-name="T1">הרי שכשאנחנו משחררים את הילד</text:span><text:span text:style-name="T2">, </text:span><text:span text:style-name="T1">כפי שאמרת מהמשוואה</text:span><text:span text:style-name="T2">, </text:span><text:span text:style-name="T1">צריכה האם הזו לחזור לחווית חוסר העונים שלה</text:span><text:span text:style-name="T2">, </text:span><text:span text:style-name="T1">ההיסטורית</text:span><text:span text:style-name="T2">. </text:span><text:span text:style-name="T1">ובמקום </text:span><text:span text:style-name="T2">to react to it, </text:span><text:span text:style-name="T1">כלומר לעשות הכל כדי לא לחוות אותה</text:span><text:span text:style-name="T2">, </text:span><text:span text:style-name="T1">היא צריכה לעשות פעולה מאוד מאוד מורכבת מבחינה רגשית וזה ללמוד לשהוט בחוסר העונים הזה</text:span><text:span text:style-name="T2">. </text:span><text:span text:style-name="T1">פה אנחנו נכנסים לזירה ממש של עבודה פנימית</text:span><text:span text:style-name="T2">, </text:span><text:span text:style-name="T1">עבודה רגשית</text:span><text:span text:style-name="T2">, </text:span><text:span text:style-name="T1">שאומרת כדי להפסיק להיות ראקטיבי אני צריך להפסיק לברוח מהדבר הזה שהם </text:span><text:span text:style-name="T2">reacting to. </text:span><text:span text:style-name="T1">זאת אומרת אם כל המהות הראקטיבית שלי זה למנוע בעתיד חוויה של חוסר עונים כפי שחוויתי בעבר כל האסטרטגיות ילדות שלי וחינוך הילדים שלי מגיע המקום הזה</text:span><text:span text:style-name="T2">. </text:span><text:span text:style-name="T1">אז כדי לברוח או לשבור את הסייקל הזה אני צריך לחזור לנקודת השורש שהיא חוויה של חוסר עונים</text:span><text:span text:style-name="T2">, </text:span><text:span text:style-name="T1">חוויה ילדית של חוסר עונים ולשאול את האם המבוגרת הזו</text:span><text:span text:style-name="T2">. </text:span><text:span text:style-name="T1">האם היום כשהיא בת </text:span><text:span text:style-name="T2">40 </text:span><text:span text:style-name="T1">היא מסוגלת להישהוט לרגע בחוויה של חוסר עונים מבלי להיכנס להסיסטריה ולברוח מזה</text:span><text:span text:style-name="T2">? </text:span><text:span text:style-name="T1">וזו כבר פעולה עמוקה שבן אדם די קשה לו לעשות אותה לבד</text:span><text:span text:style-name="T2">. </text:span><text:span text:style-name="T1">צריך לעבור שם דרך איזשהו חישוק</text:span><text:span text:style-name="T2">. </text:span><text:span text:style-name="T1">אש אנחנו אה במונחים זה נקרא לשהוט בבור</text:span></text:p>
      <text:p text:style-name="P3">אבל אני אשאל את זה ב אני אנסה לשקף את זה במילים קצת יותר פשוטות שיהיה פשוטות גם לי וגם למאזינים להבנה זה אומר שאתה האם את צריכה לחזור למערכת למשהו פגום במערכת ההפעלה שלהבין לקבל שזה מה שקורה לשה שם ורק מזה היא יכולה לצאת מהבור כמו שאמרת</text:p>
      <text:p text:style-name="P1"><text:span text:style-name="T1">נכון המהלך הראשון הוא לשחרר את הילד מהאחריות הבעיה היא לא בילד הילד אה סובל</text:span><text:span text:style-name="T2">, </text:span><text:span text:style-name="T1">קשה לו</text:span><text:span text:style-name="T2">. </text:span><text:span text:style-name="T1">הוא קם בבוקר</text:span><text:span text:style-name="T2">, </text:span><text:span text:style-name="T1">מבחינתו העולם קרס</text:span><text:span text:style-name="T2">, </text:span><text:span text:style-name="T1">הוא בוכה</text:span><text:span text:style-name="T2">, </text:span><text:span text:style-name="T1">הוא שונא לנסוע בהשאה</text:span><text:span text:style-name="T2">, </text:span><text:span text:style-name="T1">הציקו לו</text:span><text:span text:style-name="T2">, </text:span><text:span text:style-name="T1">הוא נכנס לקורבונות</text:span><text:span text:style-name="T2">, </text:span><text:span text:style-name="T1">הוא מביע את מה שעובר עליו</text:span><text:span text:style-name="T2">. </text:span><text:span text:style-name="T1">זה שלו</text:span><text:span text:style-name="T2">. </text:span><text:span text:style-name="T1">הטירוף או הכעס א שפועל בתוך האם זה שאלה</text:span><text:span text:style-name="T2">. </text:span><text:span text:style-name="T1">היא חייבת לשחרר את הילד ולהגיד</text:span><text:span text:style-name="T2">, </text:span><text:soft-page-break/><text:span text:style-name="T1">החוויה שאני חווה כרגע היא לא כי הילד שלי הוא לא בסדר</text:span><text:span text:style-name="T2">. </text:span><text:span text:style-name="T1">אני צריכה לצאת מהשיפוט הזה</text:span><text:span text:style-name="T2">. </text:span><text:span text:style-name="T1">החוויה של אני חובה כרגע קשורה למערכת ההפעלה שלי</text:span><text:span text:style-name="T2">, </text:span><text:span text:style-name="T1">לקושי שלי לחוות חוויה</text:span><text:span text:style-name="T2">. </text:span><text:span text:style-name="T1">פה צריכה להיות אבל עםור המשגה צריכה להיות המשגה שהיא פחות אה פתרונית כי אני אומר בתוך האירוע הזה הילד מתנהג פויה</text:span><text:span text:style-name="T2">. </text:span><text:span text:style-name="T1">הוא לא מתנהג כמו שצריך</text:span><text:span text:style-name="T2">. </text:span><text:span text:style-name="T1">בוא נתקן את ההתנהגות של הילד או חלילה בוא נתקן את הילד</text:span><text:span text:style-name="T2">. </text:span><text:span text:style-name="T1">משם אני מגיע ואין התבוננות פנימית כי אני במקום מורם</text:span><text:span text:style-name="T2">. </text:span><text:span text:style-name="T1">אני הורה מורם במרכאות שתכליתו ותפקידו לתקן את הילד המקום</text:span><text:span text:style-name="T2">. </text:span><text:span text:style-name="T1">קל אנחנו אומרים אם אתה הופעלת רגשית </text:span><text:span text:style-name="T2">reacting </text:span><text:span text:style-name="T1">ונכנסת לאיזה מאומה במקרה הזה כעס או חוסרונים זו כבר השתקפות לפנימיות שלך שחרר את הילד אין שמה מזור עבורך אחד אתה לא מצליח לחנך אותו זאת עובדה כי מחר יקרה בדיוק אותו דבר ומחרתה עם אותו דבר וזה הרבה פעמים רק מחריף שחרר את הילד ותבין מה החוויה שצפה אצלך ממה אתה בורח ברגע שבן אדם מצליח להגיד אני בורח מחוסר עונים כי כשאני רואה את הילד שלי חסר עונים זה מאיר בי את החוסר עונים שלי ברגע שאני רואה את זה אני משחרר את הילד ועושה עבודה פנימית מה זה עבודה פנימית במקרה הזה היכולת שלי לשוט בחוסר העונים להיות שם ננוחה עד לנקודה שבה אני כאישה נגיד בת </text:span><text:span text:style-name="T2">40 </text:span><text:span text:style-name="T1">מסוגלת לחפות רגע החוסר עונים בלי לברוח מנו כי אני יודעת שמיד אחרי חוסר עונים יגיע עונים ואני אחזור אל עצמי זאת דרך אחת</text:span><text:span text:style-name="T2">. </text:span><text:span text:style-name="T1">יש כמובן חווה של חוסרונים</text:span><text:span text:style-name="T2">, </text:span><text:span text:style-name="T1">כמובן חוויה מורכבת וזה דיאלוג יותר מורכב</text:span><text:span text:style-name="T2">. </text:span><text:span text:style-name="T1">אבל ננסח את זה כך ברגע שאם או אב לא יהיו מאוימים על ידי חוסר העונים הפנימי שלהם</text:span><text:span text:style-name="T2">. </text:span><text:span text:style-name="T1">כי יש הורה כרגע מבוגר</text:span><text:span text:style-name="T2">. </text:span><text:span text:style-name="T1">אני אבא בן </text:span><text:span text:style-name="T2">40, </text:span><text:span text:style-name="T1">בן </text:span><text:span text:style-name="T2">50, </text:span><text:span text:style-name="T1">אמא בת </text:span><text:span text:style-name="T2">40 50 </text:span><text:span text:style-name="T1">שיודעת להתמודד עם חבת חוסר עונים</text:span><text:span text:style-name="T2">. </text:span><text:span text:style-name="T1">אז גם כשילד שלי יקום בבוקר</text:span><text:span text:style-name="T2">, </text:span><text:span text:style-name="T1">סמרטות</text:span><text:span text:style-name="T2">, </text:span><text:span text:style-name="T1">קורבני</text:span><text:span text:style-name="T2">, </text:span><text:span text:style-name="T1">חסרונים</text:span><text:span text:style-name="T2">, </text:span><text:span text:style-name="T1">זה לא יעורר בי את אותה רואקטיביות</text:span><text:span text:style-name="T2">. </text:span><text:span text:style-name="T1">כי אחד אני יודע אישות בשלי בט אני לא מוטרד מאיזה עתיד של חוסר עונים נוראים</text:span><text:span text:style-name="T2">. </text:span><text:span text:style-name="T1">כשזה יקרה אני מזמין אותכם להתחיל לחנך את הילד שלכם</text:span><text:span text:style-name="T2">. </text:span><text:span text:style-name="T1">מה זה אומר לחנך את הילד</text:span><text:span text:style-name="T2">? </text:span><text:span text:style-name="T1">לשאול אוקיי</text:span><text:span text:style-name="T2">, </text:span><text:span text:style-name="T1">הילד שלי כרגע בטירוף הוא חסרון אם הוא קורבני</text:span><text:span text:style-name="T2">. </text:span><text:span text:style-name="T1">במקום לתקוף את התכונה איזה מציאות עתידית הייתי רוצה לייצר</text:span><text:span text:style-name="T2">?</text:span></text:p>
      <text:p text:style-name="P1"><text:span text:style-name="T1">לייצר</text:span><text:span text:style-name="T2">, </text:span><text:span text:style-name="T1">לא למנוע</text:span><text:span text:style-name="T2">,</text:span></text:p>
      <text:p text:style-name="P1"><text:span text:style-name="T1">נכון</text:span><text:span text:style-name="T2">? </text:span><text:span text:style-name="T1">מה אני רוצה לייצר</text:span><text:span text:style-name="T2">? </text:span><text:span text:style-name="T1">בוא נחשוב</text:span><text:span text:style-name="T2">. </text:span><text:span text:style-name="T1">אני רוצה לייצר ילד שיודע א לתת מקום לרגשות שלו</text:span><text:span text:style-name="T2">. </text:span><text:span text:style-name="T1">נגיד ילד שיודע להוציא את עצמו מהבורות הרגשיים</text:span><text:span text:style-name="T2">. </text:span><text:span text:style-name="T1">ילד שיודע לעבור ממצב של קורבנות למצב של מנהיגות</text:span><text:span text:style-name="T2">. </text:span><text:span text:style-name="T1">ילד שמצליח לראות את החלקים האופטימיים של הבוקר</text:span><text:span text:style-name="T2">. </text:span><text:span text:style-name="T1">לא יודע</text:span><text:span text:style-name="T2">.</text:span></text:p>
      <text:p text:style-name="P1"><text:span text:style-name="T1">עכשיו אם אני לא אמא עמוקה כמו תלב בשן</text:span><text:span text:style-name="T2">, </text:span><text:span text:style-name="T1">כשאתה אומר לי עכשיו לברוא מציאות את האמהות</text:span></text:p>
      <text:p text:style-name="P1"><text:span text:style-name="T1">אה אתה אומר לי עכשיו לבר לחשוב על מציאות שאני רוצה לברוא אז ישר עולה לי בראש</text:span><text:span text:style-name="T2">. </text:span><text:span text:style-name="T1">אני רוצה ילד עם עמוד שדרה</text:span><text:span text:style-name="T2">.</text:span></text:p>
      <text:p text:style-name="P1"><text:span text:style-name="T1">אוקיי</text:span><text:span text:style-name="T2">?</text:span></text:p>
      <text:p text:style-name="P1"><text:span text:style-name="T1">אתה מדבר איתי כבר על הדרכים</text:span><text:span text:style-name="T2">. </text:span><text:span text:style-name="T1">אני רוצה לברוא ילד שיודע להתמודד עם הרגשות שלו</text:span><text:span text:style-name="T2">. </text:span><text:span text:style-name="T1">זאת אומרתני אני רוצה התוצאה הסופית היא ילד עם עמוד שירה</text:span></text:p>
      <text:p text:style-name="P3">כן אבל כשא תשאלי את עצמך למה את רוצה לברוא זה מילה נוראית כן לברוא ילד אבל למה אני רוצה ילד עם עמוד שדרה מה תהיה התשובה</text:p>
      <text:p text:style-name="P3">מה תהיה התשובה</text:p>
      <text:p text:style-name="P3">תשובה אחת יכולה להיות כי אני לא מוכנה</text:p>
      <text:p text:style-name="P3">שהוא יעבור את מה שאני עבר</text:p>
      <text:p text:style-name="P3">שהוא יעבור את מה שאני עברתי אני לא מוכנה שהוא יושפע אני לא מוכנה שהוא יהיה סמרטות אני לא מוכנה שינצלו אותו או כמו שניצלו אותי</text:p>
      <text:p text:style-name="P3">אז שוב אני אגיע למציאות הבנתי שוב אני מגיע למציאות שאני לא שאני מפרחת לי שאני לא רוצה אותה</text:p>
      <text:p text:style-name="P1"><text:span text:style-name="T1">כן עכשיו נגיד שזה זה גם אם עמוקה מדי ואני באמת רוצה לברוא ילד עם עמוד שדרה לגדל ילד בוא נבחר במנוח יותר לגנטי לגדל ילד שיצמח להיות מבוגר עמוד שדרה זה לא משהו שמישהו יכול להגיד זה דבר רע נכון ואז אני </text:span><text:soft-page-break/><text:span text:style-name="T1">צריך לשאול את עצמי שאלה פשוטה גם אם אנחנו רק עושים את זה איזה בן אדם צומח להיות בן אדם עם עמוד שדרה מה צריך ילד כדי לצמוח ולהפוך להיות אדם עמוד שדרה התשובות על השאלות האלה זה לא לנבוח עליו בבוקר שהוא מתנהג כמו סמרטות</text:span><text:span text:style-name="T2">.</text:span></text:p>
      <text:p text:style-name="P1"><text:span text:style-name="T1">עכשיו כשאתה מתאר את זה</text:span><text:span text:style-name="T2">, </text:span><text:span text:style-name="T1">זה נשמע לגמרי הגיוני</text:span><text:span text:style-name="T2">.</text:span></text:p>
      <text:p text:style-name="P1"><text:span text:style-name="T1">ילד כזה למשל צריך ללמוד להיות נאמן לעצמו כי זה עמוד שדרה</text:span><text:span text:style-name="T2">. </text:span><text:span text:style-name="T1">ילד כזה צריך ללמוד לקבל את עצמו על סך החלקים שלו כי אם הוא מקבל את עצמו הוא פחות יושפע מאיך אנשים התייחסו אליו ומה יגידו לזה</text:span><text:span text:style-name="T2">. </text:span><text:span text:style-name="T1">ילד כזה צריך ללמוד להיות קשוב ללב שלו ולסמוך על האינטואיציות שלו כי זה מה שהופך ילד לילד בעל עמוד שדרה</text:span><text:span text:style-name="T2">. </text:span><text:span text:style-name="T1">אוקיי</text:span><text:span text:style-name="T2">? </text:span><text:span text:style-name="T1">אל ואפשר להמשיך</text:span><text:span text:style-name="T2">. </text:span><text:span text:style-name="T1">זה מה שהופך ילד לילד בעל עמוד שדרה</text:span><text:span text:style-name="T2">. </text:span><text:span text:style-name="T1">ילד בעלמוד שדרה צריך ללמוד ליפול ולקום</text:span><text:span text:style-name="T2">. </text:span><text:span text:style-name="T1">ילד עמוד שדרה צריך ללמוד לקבל את החולשות שלו</text:span><text:span text:style-name="T2">.</text:span></text:p>
      <text:p text:style-name="P1"><text:span text:style-name="T1">אז מה שבעצם אתה אומר לי לאמא הלא עמוקה גם אם את מייצרת בראש שלך איזשהיא מציאות רצויה מבחינתך אל תשכחי לייצר גם את הדרכים להגיע למציאות הזו</text:span><text:span text:style-name="T2">. </text:span><text:span text:style-name="T1">גם את האבני דרך</text:span><text:span text:style-name="T2">.</text:span></text:p>
      <text:p text:style-name="P1"><text:span text:style-name="T1">כן</text:span><text:span text:style-name="T2">. </text:span><text:span text:style-name="T1">אפשר לחלק את זה</text:span><text:span text:style-name="T2">. </text:span><text:span text:style-name="T1">מה המציאות הרצויה שאני רוצה לקבל</text:span><text:span text:style-name="T2">? </text:span><text:span text:style-name="T1">זו השאלה הראשונה</text:span><text:span text:style-name="T2">. </text:span><text:span text:style-name="T1">נגיד ילד עם עמוד שדרה או ילדה ששומרת על עצמה ולא הולכת עם שני סנטים על הפופיק</text:span><text:span text:style-name="T2">. </text:span><text:span text:style-name="T1">שאלה ראשונה</text:span><text:span text:style-name="T2">, </text:span><text:span text:style-name="T1">איזה מציאות עתידית אני רוצה לקבל</text:span><text:span text:style-name="T2">? </text:span><text:span text:style-name="T1">זה במודל שלנו נקרא </text:span><text:span text:style-name="T2">creation. </text:span><text:span text:style-name="T1">שאלה שנייה</text:span><text:span text:style-name="T2">, </text:span><text:span text:style-name="T1">מה צריך לקרות</text:span><text:span text:style-name="T2">? </text:span><text:span text:style-name="T1">או מיי הוא הילד שהופך להיות מבוגר שיש לו עמוד שדרה</text:span><text:span text:style-name="T2">? </text:span><text:span text:style-name="T1">או מי הילדה שלומדת לכבד את עצמה ושומרת על עצמה</text:span><text:span text:style-name="T2">? </text:span><text:span text:style-name="T1">זו השאלה השנייה</text:span><text:span text:style-name="T2">. </text:span><text:span text:style-name="T1">והשאלה השלישית</text:span><text:span text:style-name="T2">, </text:span><text:span text:style-name="T1">מה התפקיד שלי בתוך הדבר הזה</text:span><text:span text:style-name="T2">? </text:span><text:span text:style-name="T1">מה עם הפעולות היומיומיות</text:span><text:span text:style-name="T2">? </text:span><text:span text:style-name="T1">שאני צריך לעשות כדי לאפשר לילד לעשות את התהליך הזה</text:span><text:span text:style-name="T2">. </text:span><text:span text:style-name="T1">והרבה מאוד פעמים אנחנו מגלים שהפעולות הם ב</text:span><text:span text:style-name="T2">-180 </text:span><text:span text:style-name="T1">מעלות למה שעשינו</text:span><text:span text:style-name="T2">.</text:span></text:p>
      <text:p text:style-name="P3">הפוכות ממה שעשינו</text:p>
      <text:p text:style-name="P1"><text:span text:style-name="T1">פשוט הפוכות</text:span><text:span text:style-name="T2">. </text:span><text:span text:style-name="T1">ואני אומר הרבה מאוד פעמים בשביל לא להגיד כל הפעמים</text:span><text:span text:style-name="T2">.</text:span></text:p>
      <text:p text:style-name="P1"><text:span text:style-name="T1">תן לי דוגמה</text:span><text:span text:style-name="T2">.</text:span></text:p>
      <text:p text:style-name="P1"><text:span text:style-name="T1">אה יש לי ילד שהוא א מתחבר עכשיו לרב בשכונה א שאוסף את הילדים בני ה</text:span><text:span text:style-name="T2">-15 </text:span><text:span text:style-name="T1">ו א הם הולכים ולומדים </text:span><text:span text:style-name="T2">what</text:span><text:span text:style-name="T1">בר דף גמרא יומי ואני נהיית מבואטת אני מבעית חילוני זה מאוד מאיים עליי ואני גם יודעת ש הבת ההפרחה של אחותי מבית ליד גם כן שמה חזרה בתשובה ובדה את הקשר עם אמא שלה ויש שמה נתק והיא חזרה בתשובה ואל תשאלי ואצלי זה לא יקרה זו תודעה ראקטיבית במקרה הזה מצדה של מישהו אחר מצדה נפלה אני את הקשר עם הילד שלי לא יאבד</text:span><text:span text:style-name="T2">. </text:span><text:span text:style-name="T1">בסדר</text:span><text:span text:style-name="T2">? </text:span><text:span text:style-name="T1">מה התודעה אמרה</text:span><text:span text:style-name="T2">? </text:span><text:span text:style-name="T1">הלכה לעתיד</text:span><text:span text:style-name="T2">, </text:span><text:span text:style-name="T1">אמרה</text:span><text:span text:style-name="T2">, "</text:span><text:span text:style-name="T1">אני לא אאבד את הילד שלי</text:span><text:span text:style-name="T2">. </text:span><text:span text:style-name="T1">מה אני צריכה לעשות כדי לאבד אותו</text:span><text:span text:style-name="T2">?" </text:span><text:span text:style-name="T1">זו תעודה ראקטיבית</text:span><text:span text:style-name="T2">. </text:span><text:span text:style-name="T1">מה היא עושה</text:span><text:span text:style-name="T2">? </text:span><text:span text:style-name="T1">היא עוסרת עליו ללכת</text:span><text:span text:style-name="T2">. </text:span><text:span text:style-name="T1">וכמובן לא בא לו טוב</text:span><text:span text:style-name="T2">. </text:span><text:span text:style-name="T1">אז הוא א חומק</text:span><text:span text:style-name="T2">. </text:span><text:span text:style-name="T1">הוא חומק מהחלון</text:span><text:span text:style-name="T2">, </text:span><text:span text:style-name="T1">היא מענישה אותו</text:span><text:span text:style-name="T2">. </text:span><text:span text:style-name="T1">זה כמובן לא בא להטוב</text:span><text:span text:style-name="T2">. </text:span><text:span text:style-name="T1">הוא ממשיך ללכת אל הרב</text:span><text:span text:style-name="T2">. </text:span><text:span text:style-name="T1">היא כבר א מפעילה את האח שלו שהיא עלשין</text:span><text:span text:style-name="T2">. </text:span><text:span text:style-name="T1">זה מגדיל את הקונפיג בבית</text:span><text:span text:style-name="T2">, </text:span><text:span text:style-name="T1">מגדיל את הנתק ו בסוף היא הולכת ומאבדת קשר עם הילד</text:span><text:span text:style-name="T2">.</text:span></text:p>
      <text:p text:style-name="P1"><text:span text:style-name="T1">זאת אומרת</text:span><text:span text:style-name="T2">, </text:span><text:span text:style-name="T1">הוא לא חוזר בתשובה</text:span><text:span text:style-name="T2">, </text:span><text:span text:style-name="T1">אבל הוא גם אבל הוא הולך לקראת ניתוק קשר עם האמא</text:span><text:span text:style-name="T2">.</text:span></text:p>
      <text:p text:style-name="P1"><text:span text:style-name="T1">חוזר בתשובה או לא חוזר בתשובה</text:span><text:span text:style-name="T2">. </text:span><text:span text:style-name="T1">אם הפחד שלה היה לאבד קשר עם הילד</text:span><text:span text:style-name="T2">, </text:span><text:span text:style-name="T1">היא ראתה מציאות עתידית שבו היא מאבדת את הילד ובסוף הפעולות שלה הולכות וגורמות לזה שהיא מאבדת את הילד</text:span><text:span text:style-name="T2">. </text:span><text:span text:style-name="T1">זה אמרנו זו הטרגדיה של התודעה הראקטיבית שהיא בוראת בדיוק את המציאות</text:span><text:span text:style-name="T2">. </text:span><text:span text:style-name="T1">ממנה היא מנסה להימנע</text:span><text:span text:style-name="T2">. </text:span><text:span text:style-name="T1">מה זה לעצור</text:span><text:span text:style-name="T2">? </text:span><text:span text:style-name="T1">לעצור זה לראות שאחד אני פועלת מתוך פחדים אמרנו מה המצדה מיני מנסה לברוח שתיים הצירה שנייה אפשרית זה לראות שאני לא מקבל את התוצאות שאני רוצה ובמקום לעצור אני משקיע יותר כוח באותה אסטרטגיה והיא לא מוכיחה את עצמה אלא מחריפה זה נקודת עצירה שנייה ועכשיו יש לי הזדמנות לשאול שאלה אחרת מה היא המציאות העתידית אותה אני רוצה לברוא לא מה המציאות העתידית אותה אני רוצה למנוע למשל במקרה הזה </text:span><text:soft-page-break/><text:span text:style-name="T1">מציאות העתידית אותה אני רוצה לברוא זה שלא משנה מה קורה המשפחה הזו נשארת מחוברת לנצח נצחים עד כץ הדורות אני בקשר עמוק רגשי ומכבד עם הילדים שלי עד הכבר מה הן הפעולות הנדרשות כדי שזו תהיה המציאות העתידית בקשר שלי עם הילדים שלי למשל לכבד אותם על הבחירות שלהם למשל להגיד זה לא משנה אם תחזרו בתשובה</text:span><text:span text:style-name="T2">, </text:span><text:span text:style-name="T1">בשאלה</text:span><text:span text:style-name="T2">, </text:span><text:span text:style-name="T1">ברוורס</text:span><text:span text:style-name="T2">, </text:span><text:span text:style-name="T1">בלמעלה</text:span><text:span text:style-name="T2">. </text:span><text:span text:style-name="T1">אני אוהב אותכם תמיד</text:span><text:span text:style-name="T2">. </text:span><text:span text:style-name="T1">זו מציאות שמבטיחה שקשר משפחתי ישאר לנצח</text:span><text:span text:style-name="T2">. </text:span><text:span text:style-name="T1">אם זה הפחד שניהל אותך</text:span><text:span text:style-name="T2">. </text:span><text:span text:style-name="T1">אז הנה דוגמה קטנה</text:span><text:span text:style-name="T2">, </text:span><text:span text:style-name="T1">שכשאני פועל פעולה ראקטיבית כדי למנוע עתיד</text:span><text:span text:style-name="T2">, </text:span><text:span text:style-name="T1">אני עושה פעולות כדי למנוע עתיד ומקדם אותו</text:span><text:span text:style-name="T2">. </text:span><text:span text:style-name="T1">וכשאני שואל את עצמי</text:span><text:span text:style-name="T2">, </text:span><text:span text:style-name="T1">מה המציאות שאני רוצה לייצר משפחה המיוחדת גרעינית</text:span><text:span text:style-name="T2">, </text:span><text:span text:style-name="T1">תן נצח נצחים זה גוזר מט אחר לגמרי של אה פעולות התנהגותיות</text:span><text:span text:style-name="T2">.</text:span></text:p>
      <text:p text:style-name="P1"><text:span text:style-name="T1">דיברת קודם כשדיברנו על ככה את לא יוצאת מהבית על א מה שמואר צומח ונתת את זה דוגמה בצד השלילי</text:span><text:span text:style-name="T2">. </text:span><text:span text:style-name="T1">אה מה שמואר צומח גם הולך על הכיוון החיובי</text:span><text:span text:style-name="T2">?</text:span></text:p>
      <text:p text:style-name="P1"><text:span text:style-name="T1">כן מה שמואר צומח זה אחד החוקים שאני הכי אוהב אנחנו יכולים לגעת בו בקטנה הוא חוק ביולוגי ולכן אין בו שיפוט</text:span><text:span text:style-name="T2">. </text:span><text:span text:style-name="T1">זה משפט מסובך אבל הוא עונה בדיוק על מה שאמרת</text:span><text:span text:style-name="T2">. </text:span><text:span text:style-name="T1">מה זה אומר שזה חוק ביולוגי</text:span><text:span text:style-name="T2">? </text:span><text:span text:style-name="T1">שמה שמואר צומח אם השמש מהירה על העשבים היבליט היבליט והשבים צומכים אם השמש מהירה על הנרכיסים או על הורדים הורדים צומכים אין שיפוט לא של השמש ולא של הורדים והזה אם אני מאיר על תכונה שלילית א הפקרות נניח היא צומחת אם אני מאיר על תכונה רצויה היא צומחת אין שיפוטיות מחוק זה חוק ביולוגי זאת אומרת אם אני רוצה לחלץ התנהגות רצויה מילד אני לא י יכול לעשות את זה על ידי זה שאני מאיר את ההתנהגות הלא רצויה שלו על היבליית כי זה מה שיצמח</text:span><text:span text:style-name="T2">. </text:span><text:span text:style-name="T1">את לא יכולה לצאת כך מהבית כמו פ</text:span><text:span text:style-name="T2">***. </text:span><text:span text:style-name="T1">התודעה הראקטיבית הזו מהירה על הפרחיות שבילדה</text:span><text:span text:style-name="T2">, </text:span><text:span text:style-name="T1">על זה שאי אפשר לסמוך עליה</text:span><text:span text:style-name="T2">, </text:span><text:span text:style-name="T1">על זה שאיך היא נראית יותר חשוב מהמהות שלה</text:span><text:span text:style-name="T2">. </text:span><text:span text:style-name="T1">זה בעצם מה שאמרתי לה</text:span><text:span text:style-name="T2">. </text:span><text:span text:style-name="T1">איך שאת נראית גובר על המהות שלך וזה מה שערתי וזה המסר</text:span><text:span text:style-name="T2">. </text:span><text:span text:style-name="T1">לא סומך עלייך</text:span><text:span text:style-name="T2">. </text:span><text:span text:style-name="T1">את פ</text:span><text:span text:style-name="T2">*** </text:span><text:span text:style-name="T1">ואיך שאת נראית גובר על המהות</text:span><text:span text:style-name="T2">. </text:span><text:span text:style-name="T1">אתה רוצה לברוא</text:span><text:span text:style-name="T2">, </text:span><text:span text:style-name="T1">לייצר</text:span><text:span text:style-name="T2">, </text:span><text:span text:style-name="T1">לגדל ילד</text:span><text:span text:style-name="T2">. </text:span><text:span text:style-name="T1">עם האויות אחרות תאיר עליהם</text:span><text:span text:style-name="T2">. </text:span><text:span text:style-name="T1">תאיר על זה שהפנימיות גוברת על המהות</text:span><text:span text:style-name="T2">. </text:span><text:span text:style-name="T1">תאיר על הרגעים שבהם מה שהיא שמה לב זה מהות ותוכן ולא נראות טעיר</text:span><text:span text:style-name="T2">. </text:span><text:span text:style-name="T1">תגיד</text:span><text:span text:style-name="T2">, </text:span><text:span text:style-name="T1">זה היה מדהים היום לראות את ה איך ביטת את הפנימיות שלך</text:span><text:span text:style-name="T2">, </text:span><text:span text:style-name="T1">איך בררת את העיקר מהתפל</text:span><text:span text:style-name="T2">. </text:span><text:span text:style-name="T1">היה מדהים לראות איך נהגת כבוד בבן אדם הזה</text:span><text:span text:style-name="T2">. </text:span><text:span text:style-name="T1">היה מדהים לראות אותך היום יוצאת מהבית אלגנטית בטוב טעם</text:span><text:span text:style-name="T2">. </text:span><text:span text:style-name="T1">אז רגע את השיפוט מה הקהל מהאזים שלנו חושב על איך אלה צריכה לצאת מהבית</text:span><text:span text:style-name="T2">. </text:span><text:span text:style-name="T1">הרי זה פה אין פה קרק אין אין היום אנחנו בזירה שאין מוקש אין עולים</text:span></text:p>
      <text:p text:style-name="P1"><text:span text:style-name="T1">כן אין מוקש שלא עולים עליו מי אתה שתגיד איך אלדה צריכה לצאת מהבית החפצה החפצה בכלל איך לאבא זכות לדבר זה לא העניין מה שמואר צומח אומר שאם אני אגיד לך עכשיו לימור תקשיבי או נלך למקום אחר בוא נגיד שהקשבה שלך הייתה גרועה היום בפודקאסט הזה ואני אסיים ואני אגיד לך תקשיבי א זה לא עסק את לא הקשרת הפרט לי כל ה זמן</text:span><text:span text:style-name="T2">. </text:span><text:span text:style-name="T1">אז אני מאיר על תכונה שאני לא מעוניין לקבל אותה</text:span><text:span text:style-name="T2">. </text:span><text:span text:style-name="T1">אני צריך לשאול את עצמי איזה תכונה אני רוצה לקבל</text:span><text:span text:style-name="T2">, </text:span><text:span text:style-name="T1">איזה מאפיין אני רוצה ולהעיר עליו</text:span><text:span text:style-name="T2">. </text:span><text:span text:style-name="T1">כלומר</text:span><text:span text:style-name="T2">, </text:span><text:span text:style-name="T1">למצוא רגע שבו התכונה הזו באה על ידי ביטוי ולהגיד לה</text:span><text:span text:style-name="T2">, </text:span><text:span text:style-name="T1">תקשיבי רגע</text:span><text:span text:style-name="T2">, </text:span><text:span text:style-name="T1">בחלק האחרון של הסשן הזה ההקשבה שלך הייתה מדהימה ואני מאיר על תכונה שאני רוצה שיצמח</text:span><text:span text:style-name="T2">. </text:span><text:span text:style-name="T1">בוא נלך על דוגמה של ילד חסר העונים לפני כך וכך דקות</text:span><text:span text:style-name="T2">. </text:span><text:span text:style-name="T1">אני רוצה שמה שיצמח זה העונים שלו</text:span><text:span text:style-name="T2">, </text:span><text:span text:style-name="T1">לא חוסר העונים שלו</text:span><text:span text:style-name="T2">, </text:span><text:span text:style-name="T1">אבל ברוב הזמן הוא חסר עונים</text:span><text:span text:style-name="T2">. 99% </text:span><text:span text:style-name="T1">הוא חסר עונים</text:span><text:span text:style-name="T2">. </text:span><text:span text:style-name="T1">וההרגל שלי הוא הרגל צבאי כזה</text:span><text:span text:style-name="T2">, </text:span><text:span text:style-name="T1">הוא הרגל ישראלי לראות מה לא בסדר ולהאיר על זה כדי שיתקנו את זה</text:span><text:span text:style-name="T2">. </text:span><text:span text:style-name="T1">אנחנו זה מאוד ישראלי</text:span><text:span text:style-name="T2">, </text:span><text:span text:style-name="T1">אבל ההורה שרוצה במרכאות לתקן</text:span><text:span text:style-name="T2">, </text:span><text:span text:style-name="T1">רוצה להאיר על התכונה שהוא רוצה שיצמח</text:span><text:span text:style-name="T2">. </text:span><text:span text:style-name="T1">במקרה הזה תחושת העונים</text:span><text:span text:style-name="T2">, </text:span><text:span text:style-name="T1">אבל היא לא קיימת במציאות</text:span><text:span text:style-name="T2">. </text:span><text:span text:style-name="T1">אז מה עושים</text:span><text:span text:style-name="T2">? </text:span><text:span text:style-name="T1">אז אני נכנס בעצם לתהליך שבו ההורה מחפש את הרגע היחיד הזה ביום שבו הילד שלו הפגין עונים ווא אומר לו תקשיב רגע ילד היום ראיתי אותך קם בבוקר ונופל וזה ומיד התאשתת והרגנת את המחשבות שלך והרגעת את הרגשות שלך זה היה מדהים לראות אם אתה תמשיך ככה לגלות את החוסן הזה שום דבר לא יעצור אותך בחיים לקחתי עובדה מציאות שהיא אמת כלפי הילד הארתי עליה נתתי לה כוח ועכשיו היא צומחת</text:span></text:p>
      <text:p text:style-name="P1"><text:soft-page-break/><text:span text:style-name="T1">אני יכולה גם עיר על האבני דרך שלי בדרך למטרה</text:span><text:span text:style-name="T2">, </text:span><text:span text:style-name="T1">נכון</text:span><text:span text:style-name="T2">? </text:span><text:span text:style-name="T1">זאת אומרת</text:span><text:span text:style-name="T2">, </text:span><text:span text:style-name="T1">לא חייב דווקא ללכת לכיוון של ההערה של למצוא לי את את הדברים שהם מעידים על זה שיש לו עמוד שדרה</text:span><text:span text:style-name="T2">.</text:span></text:p>
      <text:p text:style-name="P1"><text:span text:style-name="T1">אני יכול לקחת כל ניואנס שרלוונטי לזה</text:span><text:span text:style-name="T2">. </text:span><text:span text:style-name="T1">אני יכול לקחת תוצאות</text:span><text:span text:style-name="T2">, </text:span><text:span text:style-name="T1">אני יכול התנהגויות</text:span><text:span text:style-name="T2">, </text:span><text:span text:style-name="T1">תכונות</text:span><text:span text:style-name="T2">, </text:span><text:span text:style-name="T1">זה לא משנה</text:span><text:span text:style-name="T2">. </text:span><text:span text:style-name="T1">בחשיבה א קריאטיבית</text:span><text:span text:style-name="T2">, </text:span><text:span text:style-name="T1">בניגוד לראקטיבית שאני רוצה לברוא מציאות</text:span><text:span text:style-name="T2">, </text:span><text:span text:style-name="T1">אני שואל את עצמי מה אני צריך כדי שמציאות הזו תתקיים</text:span><text:span text:style-name="T2">? </text:span><text:span text:style-name="T1">מה אני רוצה שיצמח</text:span><text:span text:style-name="T2">? </text:span><text:span text:style-name="T1">בוא ניתן עוד דוגמה</text:span><text:span text:style-name="T2">. </text:span><text:span text:style-name="T1">אחת ואולי בזה נסיים כי אני מרגיש שזה כבר הרבה הרבה מאוד תוכן</text:span><text:span text:style-name="T2">. </text:span><text:span text:style-name="T1">אם עומד הילד שלי א מעל הבריכה ומפחד לקפוץ לבריכה ואני פדיחה אני רוצה שהוא יקפוץ לבריכה גם בשבילו וגם גם בשבילי ואומר לו אל תפחד תקפוץ אל תפחד תקפוץ הרי שאני מאיר על הפחד</text:span></text:p>
      <text:p text:style-name="P3">שלו פחד</text:p>
      <text:p text:style-name="P3">ומה שצומח זה הפחד שלו ולכן הסיכוי שהוא יקפוץ הוא</text:p>
      <text:p text:style-name="P3">הפס לגמרי</text:p>
      <text:p text:style-name="P1"><text:span text:style-name="T1">הפסיד וזו שוב תודעה ראקטיבית</text:span><text:span text:style-name="T2">. </text:span><text:span text:style-name="T1">אני בורא את המציאות</text:span><text:span text:style-name="T2">, </text:span><text:span text:style-name="T1">ממנה אני מנסה להימנע</text:span><text:span text:style-name="T2">. </text:span><text:span text:style-name="T1">תודעה קריאטיבית יוצרת תשאל איזה תוצאה אני רוצה לייצר</text:span><text:span text:style-name="T2">. </text:span><text:span text:style-name="T1">התשובה היא קפיצה למים</text:span><text:span text:style-name="T2">. </text:span><text:span text:style-name="T1">עם מה אני מתמודד</text:span><text:span text:style-name="T2">? </text:span><text:span text:style-name="T1">עם פחד</text:span><text:span text:style-name="T2">. </text:span><text:span text:style-name="T1">מה צריך לצמוח כדי שיהיה בן אדם שמפחד לקפוץ למים</text:span><text:span text:style-name="T2">?</text:span></text:p>
      <text:p text:style-name="P1"><text:span text:style-name="T1">אומץ</text:span><text:span text:style-name="T2">.</text:span></text:p>
      <text:p text:style-name="P1"><text:span text:style-name="T1">אומץ</text:span><text:span text:style-name="T2">. </text:span><text:span text:style-name="T1">על מה אני צריך להאיר</text:span><text:span text:style-name="T2">?</text:span></text:p>
      <text:p text:style-name="P1"><text:span text:style-name="T1">על האומץ</text:span><text:span text:style-name="T2">.</text:span></text:p>
      <text:p text:style-name="P1"><text:span text:style-name="T1">על האומץ</text:span><text:span text:style-name="T2">. </text:span><text:span text:style-name="T1">אבל בילד אין כרגע אומץ</text:span><text:span text:style-name="T2">. </text:span><text:span text:style-name="T1">אבל אני יכול להתחיל להעיר על זה</text:span><text:span text:style-name="T2">. </text:span><text:span text:style-name="T1">אני יכול להגיד לו אתה אמיץ תקפוץ או תהיה אמיץ תקפוץ</text:span><text:span text:style-name="T2">. </text:span><text:span text:style-name="T1">השאלה היא שאלה פשוטה</text:span><text:span text:style-name="T2">. </text:span><text:span text:style-name="T1">על מה אני צריך להאיר בא</text:span><text:span text:style-name="T2">'? </text:span><text:span text:style-name="T1">לא בעי בעיר על הרקטיבי</text:span><text:span text:style-name="T2">, </text:span><text:span text:style-name="T1">על מה שאני לא רוצה שיצמח</text:span><text:span text:style-name="T2">. </text:span><text:span text:style-name="T1">על מה אני צריך להאיר בא</text:span><text:span text:style-name="T2">' </text:span><text:span text:style-name="T1">כדי שהוא יצמח</text:span><text:span text:style-name="T2">?</text:span></text:p>
      <text:p text:style-name="P1"><text:span text:style-name="T1">אנחנו נסיים פה כי אני חושבת שנגעת בהמון המון א תיאוריות דרך הדוגמאות א אנחנו ניפגש בפרק הבא</text:span><text:span text:style-name="T2">. </text:span><text:span text:style-name="T1">תודה רבה</text:span><text:span text:style-name="T2">.</text:span></text:p>
      <text:p text:style-name="P1"><text:span text:style-name="T1">היה תענוג</text:span><text:span text:style-name="T2">. </text:span><text:span text:style-name="T1">להתראות</text:span><text:span text:style-name="T2">. </text:span><text:span text:style-name="T1">סליחה</text:span><text:span text:style-name="T2">, </text:span><text:span text:style-name="T1">זה לא מה שהזמנתי</text:span><text:span text:style-name="T2">.</text:span></text:p>
      <text:p text:style-name="P4"/>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38:24.705611700</dc:date>
    <meta:editing-duration>PT55S</meta:editing-duration>
    <meta:editing-cycles>1</meta:editing-cycles>
    <meta:document-statistic meta:table-count="0" meta:image-count="0" meta:object-count="0" meta:page-count="10" meta:paragraph-count="87" meta:word-count="5948" meta:character-count="29977" meta:non-whitespace-character-count="24116"/>
    <meta:generator>LibreOffice/25.8.2.2$Windows_X86_64 LibreOffice_project/d401f2107ccab8f924a8e2df40f573aab7605b6f</meta:generator>
  </office:meta>
</office:document-meta>
</file>